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5in" table:align="margins" fo:keep-with-next="auto"/>
    </style:style>
    <style:style style:name="Table1.A" style:family="table-column">
      <style:table-column-properties style:column-width="1.4014in" style:rel-column-width="13262*"/>
    </style:style>
    <style:style style:name="Table1.B" style:family="table-column">
      <style:table-column-properties style:column-width="5.5236in" style:rel-column-width="52273*"/>
    </style:style>
    <style:style style:name="Table1.1" style:family="table-row">
      <style:table-row-properties style:keep-together="false"/>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uto" style:may-break-between-rows="true"/>
    </style:style>
    <style:style style:name="Table2.A" style:family="table-column">
      <style:table-column-properties style:column-width="1.5014in" style:rel-column-width="14207*"/>
    </style:style>
    <style:style style:name="Table2.B" style:family="table-column">
      <style:table-column-properties style:column-width="3.425in" style:rel-column-width="32412*"/>
    </style:style>
    <style:style style:name="Table2.C" style:family="table-column">
      <style:table-column-properties style:column-width="1.0007in" style:rel-column-width="9467*"/>
    </style:style>
    <style:style style:name="Table2.D" style:family="table-column">
      <style:table-column-properties style:column-width="0.9986in" style:rel-column-width="9449*"/>
    </style:style>
    <style:style style:name="Table2.1" style:family="table-row">
      <style:table-row-properties style:keep-together="false"/>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e6e6e6"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uto"/>
    </style:style>
    <style:style style:name="Table3.A" style:family="table-column">
      <style:table-column-properties style:column-width="1.5014in" style:rel-column-width="14207*"/>
    </style:style>
    <style:style style:name="Table3.B" style:family="table-column">
      <style:table-column-properties style:column-width="3.425in" style:rel-column-width="32412*"/>
    </style:style>
    <style:style style:name="Table3.C" style:family="table-column">
      <style:table-column-properties style:column-width="1.0007in" style:rel-column-width="9467*"/>
    </style:style>
    <style:style style:name="Table3.D" style:family="table-column">
      <style:table-column-properties style:column-width="0.9986in" style:rel-column-width="9449*"/>
    </style:style>
    <style:style style:name="Table3.1" style:family="table-row">
      <style:table-row-properties style:keep-together="false"/>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fo:keep-with-next="auto"/>
    </style:style>
    <style:style style:name="Table4.A" style:family="table-column">
      <style:table-column-properties style:column-width="1.5014in" style:rel-column-width="14207*"/>
    </style:style>
    <style:style style:name="Table4.B" style:family="table-column">
      <style:table-column-properties style:column-width="3.425in" style:rel-column-width="32412*"/>
    </style:style>
    <style:style style:name="Table4.C" style:family="table-column">
      <style:table-column-properties style:column-width="1.0007in" style:rel-column-width="9467*"/>
    </style:style>
    <style:style style:name="Table4.D" style:family="table-column">
      <style:table-column-properties style:column-width="0.9986in" style:rel-column-width="9449*"/>
    </style:style>
    <style:style style:name="Table4.1" style:family="table-row">
      <style:table-row-properties style:keep-together="false"/>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e6e6e6"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fo:keep-with-next="always"/>
    </style:style>
    <style:style style:name="Table5.A" style:family="table-column">
      <style:table-column-properties style:column-width="1.5014in" style:rel-column-width="14207*"/>
    </style:style>
    <style:style style:name="Table5.B" style:family="table-column">
      <style:table-column-properties style:column-width="2.4257in" style:rel-column-width="22958*"/>
    </style:style>
    <style:style style:name="Table5.C" style:family="table-column">
      <style:table-column-properties style:column-width="1.5007in" style:rel-column-width="14201*"/>
    </style:style>
    <style:style style:name="Table5.D" style:family="table-column">
      <style:table-column-properties style:column-width="1.4972in" style:rel-column-width="14169*"/>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fo:keep-with-next="auto"/>
    </style:style>
    <style:style style:name="Table6.A" style:family="table-column">
      <style:table-column-properties style:column-width="1.5014in" style:rel-column-width="14207*"/>
    </style:style>
    <style:style style:name="Table6.B" style:family="table-column">
      <style:table-column-properties style:column-width="3.425in" style:rel-column-width="32412*"/>
    </style:style>
    <style:style style:name="Table6.C" style:family="table-column">
      <style:table-column-properties style:column-width="1.0007in" style:rel-column-width="9467*"/>
    </style:style>
    <style:style style:name="Table6.D" style:family="table-column">
      <style:table-column-properties style:column-width="0.9986in" style:rel-column-width="9449*"/>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e6e6e6" fo:padding="0.0382in" fo:border="0.0007in solid #000000">
        <style:background-image/>
      </style:table-cell-properties>
    </style:style>
    <style:style style:name="Table6.2" style:family="table-row">
      <style:table-row-properties style:keep-together="false"/>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uto"/>
    </style:style>
    <style:style style:name="Table7.A" style:family="table-column">
      <style:table-column-properties style:column-width="1.5014in" style:rel-column-width="14207*"/>
    </style:style>
    <style:style style:name="Table7.B" style:family="table-column">
      <style:table-column-properties style:column-width="2.4243in" style:rel-column-width="22945*"/>
    </style:style>
    <style:style style:name="Table7.C" style:family="table-column">
      <style:table-column-properties style:column-width="1.5007in" style:rel-column-width="14201*"/>
    </style:style>
    <style:style style:name="Table7.D" style:family="table-column">
      <style:table-column-properties style:column-width="1.4986in" style:rel-column-width="14182*"/>
    </style:style>
    <style:style style:name="Table7.1" style:family="table-row">
      <style:table-row-properties style:keep-together="false"/>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uto"/>
    </style:style>
    <style:style style:name="Table8.A" style:family="table-column">
      <style:table-column-properties style:column-width="1.5014in" style:rel-column-width="14207*"/>
    </style:style>
    <style:style style:name="Table8.B" style:family="table-column">
      <style:table-column-properties style:column-width="3.425in" style:rel-column-width="32412*"/>
    </style:style>
    <style:style style:name="Table8.C" style:family="table-column">
      <style:table-column-properties style:column-width="1.0007in" style:rel-column-width="9467*"/>
    </style:style>
    <style:style style:name="Table8.D" style:family="table-column">
      <style:table-column-properties style:column-width="0.9986in" style:rel-column-width="9449*"/>
    </style:style>
    <style:style style:name="Table8.1" style:family="table-row">
      <style:table-row-properties style:keep-together="false"/>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uto"/>
    </style:style>
    <style:style style:name="Table9.A" style:family="table-column">
      <style:table-column-properties style:column-width="1.5014in" style:rel-column-width="14207*"/>
    </style:style>
    <style:style style:name="Table9.B" style:family="table-column">
      <style:table-column-properties style:column-width="3.425in" style:rel-column-width="32412*"/>
    </style:style>
    <style:style style:name="Table9.C" style:family="table-column">
      <style:table-column-properties style:column-width="1.0007in" style:rel-column-width="9467*"/>
    </style:style>
    <style:style style:name="Table9.D" style:family="table-column">
      <style:table-column-properties style:column-width="0.9986in" style:rel-column-width="9449*"/>
    </style:style>
    <style:style style:name="Table9.1" style:family="table-row">
      <style:table-row-properties style:keep-together="false"/>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fo:keep-with-next="auto"/>
    </style:style>
    <style:style style:name="Table10.A" style:family="table-column">
      <style:table-column-properties style:column-width="3.1764in" style:rel-column-width="30059*"/>
    </style:style>
    <style:style style:name="Table10.B" style:family="table-column">
      <style:table-column-properties style:column-width="2.2507in" style:rel-column-width="21297*"/>
    </style:style>
    <style:style style:name="Table10.C" style:family="table-column">
      <style:table-column-properties style:column-width="1.4986in" style:rel-column-width="14179*"/>
    </style:style>
    <style:style style:name="Table10.1" style:family="table-row">
      <style:table-row-properties style:keep-together="false"/>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uto"/>
    </style:style>
    <style:style style:name="Table11.A" style:family="table-column">
      <style:table-column-properties style:column-width="1.5007in" style:rel-column-width="14204*"/>
    </style:style>
    <style:style style:name="Table11.B" style:family="table-column">
      <style:table-column-properties style:column-width="3.1757in" style:rel-column-width="30052*"/>
    </style:style>
    <style:style style:name="Table11.C" style:family="table-column">
      <style:table-column-properties style:column-width="2.2486in" style:rel-column-width="21279*"/>
    </style:style>
    <style:style style:name="Table11.1" style:family="table-row">
      <style:table-row-properties style:keep-together="false"/>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fo:keep-with-next="auto"/>
    </style:style>
    <style:style style:name="Table12.A" style:family="table-column">
      <style:table-column-properties style:column-width="2.0014in" style:rel-column-width="18937*"/>
    </style:style>
    <style:style style:name="Table12.B" style:family="table-column">
      <style:table-column-properties style:column-width="4.9236in" style:rel-column-width="46598*"/>
    </style:style>
    <style:style style:name="Table12.1" style:family="table-row">
      <style:table-row-properties style:keep-together="false"/>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fo:keep-with-next="auto"/>
    </style:style>
    <style:style style:name="Table13.A" style:family="table-column">
      <style:table-column-properties style:column-width="2.0014in" style:rel-column-width="18937*"/>
    </style:style>
    <style:style style:name="Table13.B" style:family="table-column">
      <style:table-column-properties style:column-width="4.9236in" style:rel-column-width="46598*"/>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Table_20_Heading">
      <style:text-properties fo:font-size="10pt" style:font-size-asian="10pt" style:font-size-complex="10pt"/>
    </style:style>
    <style:style style:name="T1" style:family="text">
      <style:text-properties fo:font-style="normal" style:font-style-asian="normal" style:font-style-complex="normal"/>
    </style:style>
    <style:style style:name="fr1" style:family="graphic" style:parent-style-name="Frame">
      <style:graphic-properties style:wrap="none" style:vertical-pos="bottom" style:vertical-rel="paragraph-content" style:horizontal-pos="center" style:horizontal-rel="paragraph" fo:background-color="transparent" style:background-transparency="100%" fo:padding="0.0598in" fo:border="0.0008in solid #000000" style:shadow="none">
        <style:background-image/>
        <style:columns fo:column-count="0" fo:column-gap="0in"/>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Example"/>
      </text:sequence-decls>
      <text:user-field-decls>
        <text:user-field-decl office:value-type="string" office:string-value="Note: " text:name="Note"/>
      </text:user-field-decls>
      <text:p text:style-name="P1">Using Celtix Management</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Instrumented Celtix Components|outline" text:style-name="Default" text:visited-style-name="Default">Instrumented Celtix Components<text:tab/>1</text:a></text:p>
          <text:p text:style-name="P3"><text:a xlink:type="simple" xlink:href="#2.1.CeltixBus|outline" text:style-name="Default" text:visited-style-name="Default">CeltixBus<text:tab/>2</text:a></text:p>
          <text:p text:style-name="P3"><text:a xlink:type="simple" xlink:href="#2.2.WorkQueue|outline" text:style-name="Default" text:visited-style-name="Default">WorkQueue<text:tab/>3</text:a></text:p>
          <text:p text:style-name="P3"><text:a xlink:type="simple" xlink:href="#2.3.WSDLManager|outline" text:style-name="Default" text:visited-style-name="Default">WSDLManager<text:tab/>3</text:a></text:p>
          <text:p text:style-name="P3"><text:a xlink:type="simple" xlink:href="#2.4.Endpoint|outline" text:style-name="Default" text:visited-style-name="Default">Endpoint<text:tab/>4</text:a></text:p>
          <text:p text:style-name="P3"><text:a xlink:type="simple" xlink:href="#2.5.HTTPServerTransport|outline" text:style-name="Default" text:visited-style-name="Default">HTTPServerTransport<text:tab/>5</text:a></text:p>
          <text:p text:style-name="P3"><text:a xlink:type="simple" xlink:href="#2.6.JMSServerTransport|outline" text:style-name="Default" text:visited-style-name="Default">JMSServerTransport<text:tab/>6</text:a></text:p>
          <text:p text:style-name="P2"><text:a xlink:type="simple" xlink:href="#3.Adding Instrumentation to a Celtix-enabled Application|outline" text:style-name="Default" text:visited-style-name="Default">Adding Instrumentation to a Celtix-enabled Application<text:tab/>6</text:a></text:p>
          <text:p text:style-name="P3"><text:a xlink:type="simple" xlink:href="#3.1.Using the JMX MBean Interfaces|outline" text:style-name="Default" text:visited-style-name="Default">Using the JMX MBean Interfaces<text:tab/>6</text:a></text:p>
          <text:p text:style-name="P3"><text:a xlink:type="simple" xlink:href="#3.2.Using the Celtix Instrumentation Interface|outline" text:style-name="Default" text:visited-style-name="Default">Using the Celtix Instrumentation Interface<text:tab/>8</text:a></text:p>
          <text:p text:style-name="P2"><text:a xlink:type="simple" xlink:href="#4.Configuring Celtix Management Features|outline" text:style-name="Default" text:visited-style-name="Default">Configuring Celtix Management Features<text:tab/>12</text:a></text:p>
          <text:p text:style-name="P2"><text:a xlink:type="simple" xlink:href="#5.Accessing Celtix MBeans from a Management Console|outline" text:style-name="Default" text:visited-style-name="Default">Accessing Celtix MBeans from a Management Console<text:tab/>14</text:a></text:p>
        </text:index-body>
      </text:table-of-content>
      <text:h text:style-name="S_5f_Section" text:outline-level="1">Overview</text:h>
      <text:p text:style-name="N_5f_Normal">Celtix management features are implemented using the Java Management Extensions(JMX). These features include:</text:p>
      <text:list text:style-name="List_20_1">
        <text:list-item>
          <text:p text:style-name="LB_5f_ListBullet">instrumentation of key Celtix runtime components as JMX MBeans</text:p>
        </text:list-item>
        <text:list-item>
          <text:p text:style-name="LB_5f_ListBullet">support for dynamically exposing the MBeans of the Celtix runtime components</text:p>
        </text:list-item>
        <text:list-item>
          <text:p text:style-name="LB_5f_ListBullet">support for static registration of custom MBeans</text:p>
        </text:list-item>
        <text:list-item>
          <text:p text:style-name="LB_5f_ListBullet">support for dynamic registration of custom MBeans</text:p>
        </text:list-item>
      </text:list>
      <text:p text:style-name="N_5f_Normal">Once components of a Celtix-enabled application are exposed as MBeans they can be monitored and managed using any JMX compliant management console. They can also be monitored and managed using the JMXRemote APIs.</text:p>
      <text:h text:style-name="S_5f_Section" text:outline-level="1">Instrumented Celtix Components</text:h>
      <text:p text:style-name="N_5f_Normal">The following Celtix runtime components are instrumented and can be exposed as JMX MBeans:</text:p>
      <text:list text:style-name="List_20_1">
        <text:list-item text:start-value="1">
          <text:p text:style-name="LB_5f_ListBullet"><text:a xlink:type="simple" xlink:href="#2.1.CeltixBus|outline">CeltixBus</text:a></text:p>
        </text:list-item>
        <text:list-item>
          <text:p text:style-name="LB_5f_ListBullet"><text:a xlink:type="simple" xlink:href="#2.2.WorkQueue|outline">WorkQueue</text:a></text:p>
        </text:list-item>
        <text:list-item>
          <text:p text:style-name="LB_5f_ListBullet"><text:a xlink:type="simple" xlink:href="#2.3.WSDLManager|outline">WSDLManager</text:a></text:p>
        </text:list-item>
        <text:list-item>
          <text:p text:style-name="LB_5f_ListBullet"><text:a xlink:type="simple" xlink:href="#2.4.Endpoint|outline">Endpoint</text:a></text:p>
        </text:list-item>
        <text:list-item>
          <text:p text:style-name="LB_5f_ListBullet"><text:a xlink:type="simple" xlink:href="#2.5.HTTPServerTransport|outline">HTTPServerTransport</text:a></text:p>
        </text:list-item>
        <text:list-item>
          <text:p text:style-name="LB_5f_ListBullet"><text:a xlink:type="simple" xlink:href="#2.6.JMSServerTransport|outline">JMSServerTransort</text:a></text:p>
        </text:list-item>
      </text:list>
      <text:p text:style-name="N_5f_Normal">The components are registered with the Celtix MbeanServer as Model Dynamic MBeans. They are named following the Guidelines laid out in the JMX best practices document at <text:a xlink:type="simple" xlink:href="http://java.sun.com/products/JavaManagement/best-practices.html">http://java.sun.com/products/JavaManagement/best-practices.html</text:a>. All Celtix runtime MBeans are registered using <text:span text:style-name="Code_20_in_20_Text">org.objectweb.celtix.instrumentation</text:span> as their domain name. The remaining properties used to make up each MBean's ObjectName is made up of a combination of the bus name and other information from the service's WSDL contract.</text:p>
      <text:p text:style-name="N_5f_Normal"><text:sequence-ref text:reference-format="category-and-value" text:ref-name="refTable0">Table 1</text:sequence-ref> lists the ObjectName for each of the instrumented Celtix components.</text:p>
      <table:table table:name="Table1" table:style-name="Table1">
        <table:table-column table:style-name="Table1.A"/>
        <table:table-column table:style-name="Table1.B"/>
        <table:table-header-rows>
          <table:table-row table:style-name="Table1.1">
            <table:table-cell table:style-name="Table1.A1" office:value-type="string">
              <text:p text:style-name="P4">Component</text:p>
            </table:table-cell>
            <table:table-cell table:style-name="Table1.B1" office:value-type="string">
              <text:p text:style-name="P4">Properties</text:p>
            </table:table-cell>
          </table:table-row>
        </table:table-header-rows>
        <table:table-row table:style-name="Table1.1">
          <table:table-cell table:style-name="Table1.A2" office:value-type="string">
            <text:p text:style-name="N_5f_Normal">CeltixBus</text:p>
          </table:table-cell>
          <table:table-cell table:style-name="Table1.B2" office:value-type="string">
            <text:p text:style-name="N_5f_Normal"><text:span text:style-name="Code_20_in_20_Text">type=Bus,name=</text:span><text:span text:style-name="Code_20_in_20_Text"><text:span text:style-name="Code_20_Emphasis">busName</text:span></text:span></text:p>
          </table:table-cell>
        </table:table-row>
        <table:table-row table:style-name="Table1.1">
          <table:table-cell table:style-name="Table1.A2" office:value-type="string">
            <text:p text:style-name="N_5f_Normal">WorkQueue</text:p>
          </table:table-cell>
          <table:table-cell table:style-name="Table1.B2" office:value-type="string">
            <text:p text:style-name="N_5f_Normal"><text:span text:style-name="Code_20_in_20_Text">type=Bus.WorkQueue,Bus=</text:span><text:span text:style-name="Code_20_in_20_Text"><text:span text:style-name="Code_20_Emphasis">busName</text:span></text:span><text:span text:style-name="Code_20_in_20_Text">,name=WorkQueue</text:span></text:p>
          </table:table-cell>
        </table:table-row>
        <table:table-row table:style-name="Table1.1">
          <table:table-cell table:style-name="Table1.A2" office:value-type="string">
            <text:p text:style-name="N_5f_Normal">WSDLManager</text:p>
          </table:table-cell>
          <table:table-cell table:style-name="Table1.B2" office:value-type="string">
            <text:p text:style-name="N_5f_Normal"><text:span text:style-name="Code_20_in_20_Text">type=Bus.WSDLManager,Bus=</text:span><text:span text:style-name="Code_20_in_20_Text"><text:span text:style-name="Code_20_Emphasis">busName</text:span></text:span><text:span text:style-name="Code_20_in_20_Text">,name=WSDLManager</text:span></text:p>
          </table:table-cell>
        </table:table-row>
        <table:table-row table:style-name="Table1.1">
          <table:table-cell table:style-name="Table1.A2" office:value-type="string">
            <text:p text:style-name="N_5f_Normal">Endpoint</text:p>
          </table:table-cell>
          <table:table-cell table:style-name="Table1.B2" office:value-type="string">
            <text:p text:style-name="N_5f_Normal"><text:span text:style-name="Code_20_in_20_Text">type=Bus.Endpoint,Bus=</text:span><text:span text:style-name="Code_20_in_20_Text"><text:span text:style-name="Code_20_Emphasis">busName</text:span></text:span><text:span text:style-name="Code_20_in_20_Text">,Bus.Service=</text:span><text:span text:style-name="Code_20_in_20_Text"><text:span text:style-name="Code_20_Emphasis">WSDLServiceQName</text:span></text:span><text:span text:style-name="Code_20_in_20_Text">,Bus.Port=</text:span><text:span text:style-name="Code_20_in_20_Text"><text:span text:style-name="Code_20_Emphasis">WSDLPort</text:span></text:span><text:span text:style-name="Code_20_in_20_Text">,name=Endpoint</text:span></text:p>
          </table:table-cell>
        </table:table-row>
        <table:table-row table:style-name="Table1.1">
          <table:table-cell table:style-name="Table1.A2" office:value-type="string">
            <text:p text:style-name="N_5f_Normal">HTTP Server Transport</text:p>
          </table:table-cell>
          <table:table-cell table:style-name="Table1.B2" office:value-type="string">
            <text:p text:style-name="N_5f_Normal"><text:span text:style-name="Code_20_in_20_Text">type=Bus.Service.Port.HTTPServerTransport,Bus=</text:span><text:span text:style-name="Code_20_in_20_Text"><text:span text:style-name="Code_20_Emphasis">busName</text:span></text:span><text:span text:style-name="Code_20_in_20_Text">,</text:span><text:span text:style-name="Code_20_in_20_Text"><text:span text:style-name="Code_20_in_20_Text">Bus.Service=</text:span></text:span><text:span text:style-name="Code_20_in_20_Text"><text:span text:style-name="Code_20_in_20_Text"><text:span text:style-name="Code_20_Emphasis">WSDLServiceQName</text:span></text:span></text:span><text:span text:style-name="Code_20_in_20_Text"><text:span text:style-name="Code_20_in_20_Text">,Bus.Port=</text:span></text:span><text:span text:style-name="Code_20_in_20_Text"><text:span text:style-name="Code_20_in_20_Text"><text:span text:style-name="Code_20_Emphasis">WSDLPort</text:span></text:span></text:span><text:span text:style-name="Code_20_in_20_Text"><text:span text:style-name="Code_20_in_20_Text">,</text:span></text:span><text:span text:style-name="Code_20_in_20_Text">name=HTTPServerTransport</text:span></text:p>
          </table:table-cell>
        </table:table-row>
        <table:table-row table:style-name="Table1.1">
          <table:table-cell table:style-name="Table1.A2" office:value-type="string">
            <text:p text:style-name="N_5f_Normal">JMS Server Transport</text:p>
          </table:table-cell>
          <table:table-cell table:style-name="Table1.B2" office:value-type="string">
            <text:p text:style-name="N_5f_Normal"><text:span text:style-name="Code_20_in_20_Text">type=Bus.Service.Port.JMSServerTransport,Bus=</text:span><text:span text:style-name="Code_20_in_20_Text"><text:span text:style-name="Code_20_Emphasis">busName</text:span></text:span><text:span text:style-name="Code_20_in_20_Text">,</text:span><text:span text:style-name="Code_20_in_20_Text"><text:span text:style-name="Code_20_in_20_Text">Bus.Service=</text:span></text:span><text:span text:style-name="Code_20_in_20_Text"><text:span text:style-name="Code_20_in_20_Text"><text:span text:style-name="Code_20_Emphasis">WSDLServiceQName</text:span></text:span></text:span><text:span text:style-name="Code_20_in_20_Text"><text:span text:style-name="Code_20_in_20_Text">,Bus.Port=</text:span></text:span><text:span text:style-name="Code_20_in_20_Text"><text:span text:style-name="Code_20_in_20_Text"><text:span text:style-name="Code_20_Emphasis">WSDLPort</text:span></text:span></text:span><text:span text:style-name="Code_20_in_20_Text"><text:span text:style-name="Code_20_in_20_Text">,</text:span></text:span><text:span text:style-name="Code_20_in_20_Text">name=JMSServerTransport</text:span></text:p>
          </table:table-cell>
        </table:table-row>
      </table:table>
      <text:p text:style-name="Table">Table <text:sequence text:ref-name="refTable0" text:name="Table" text:formula="ooow:Table+1" style:num-format="1">1</text:sequence>.: Instrumented Celtix Component ObjectNames</text:p>
      <text:p text:style-name="N_5f_Normal"><draw:frame draw:style-name="fr1" draw:name="Frame1" text:anchor-type="paragraph" svg:width="6.75in" draw:z-index="0"><draw:text-box fo:min-height="0.3299in"><text:p text:style-name="C_5f_Code">&lt;?xml version="1.0" encoding="UTF-8"?&gt;</text:p><text:p text:style-name="C_5f_Code">&lt;wsdl:definitions name="HelloWorld" targetNamespace="http://objectweb.org/hello_world" </text:p><text:p text:style-name="C_5f_Code"><text:s text:c="4"/>xmlns="http://schemas.xmlsoap.org/wsdl/" </text:p><text:p text:style-name="C_5f_Code"><text:s text:c="4"/>xmlns:soap="http://schemas.xmlsoap.org/wsdl/soap/" </text:p><text:p text:style-name="C_5f_Code"><text:s text:c="4"/>xmlns:tns="http://objectweb.org/hello_world"</text:p><text:p text:style-name="C_5f_Code"><text:s text:c="4"/>xmlns:x1="http://objectweb.org/hello_world/types"</text:p><text:p text:style-name="C_5f_Code"><text:s text:c="4"/>xmlns:wsdl="http://schemas.xmlsoap.org/wsdl/" </text:p><text:p text:style-name="C_5f_Code"><text:s text:c="4"/>xmlns:xsd="http://www.w3.org/2001/XMLSchema"&gt;</text:p><text:p text:style-name="C_5f_Code">...</text:p><text:p text:style-name="C_5f_Code"><text:s text:c="4"/>&lt;wsdl:service name="SOAPService"&gt;</text:p><text:p text:style-name="C_5f_Code"><text:s text:c="8"/>&lt;wsdl:port binding="tns:Greeter_SOAPBinding" name="SoapPort"&gt;</text:p><text:p text:style-name="C_5f_Code"><text:s text:c="12"/>&lt;soap:address location="http://localhost:9000/SoapContext/SoapPort"/&gt;</text:p><text:p text:style-name="C_5f_Code"><text:s text:c="8"/>&lt;/wsdl:port&gt;</text:p><text:p text:style-name="C_5f_Code"><text:s text:c="4"/>&lt;/wsdl:service&gt;</text:p><text:p text:style-name="C_5f_Code">&lt;/wsdl:definitions&gt;</text:p><text:p text:style-name="Caption">Example <text:sequence text:ref-name="refExample0" text:name="Example" text:formula="ooow:Example+1" style:num-format="1">1</text:sequence>: <text:s/>Definition for a <text:s/>Managed Endpoint</text:p></draw:text-box></draw:frame>For example, the MBean for the Endpoint component corresponding to the <text:span text:style-name="Code_20_in_20_Text">port</text:span> element <text:span text:style-name="Code_20_in_20_Text">SOAPPort</text:span> shown in <text:sequence-ref text:reference-format="category-and-value" text:ref-name="refExample0">Example 1</text:sequence-ref> would have the ObjectName <text:span text:style-name="Code_20_in_20_Text">org.objectweb.celtix.instrumentation:type=Bus.Endpoint,Bus=hello_bus,Bus.Service={http://obejectweb.org/hello_world}SOAPService,Bus.Port=SoapPort,name=Endpoint</text:span>.</text:p>
      <text:h text:style-name="SS_5f_Subsection" text:outline-level="2">CeltixBus</text:h>
      <text:p text:style-name="N_5f_Normal">The CeltixBus component is responsible for loading and managing the transports and bindings in use by a Celtix-enabled application. It also manages the flow of messages between the network and the WorkQueue that is responsible for processing the message.</text:p>
      <text:p text:style-name="BL_5f_BlockLabel">Attributes</text:p>
      <text:p text:style-name="N_5f_Normal"><text:sequence-ref text:reference-format="category-and-value" text:ref-name="refTable1">Table 2</text:sequence-ref> lists the managed attributes for the CeltixBus component.</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4">Name</text:p>
            </table:table-cell>
            <table:table-cell table:style-name="Table2.A1" office:value-type="string">
              <text:p text:style-name="P4">Description</text:p>
            </table:table-cell>
            <table:table-cell table:style-name="Table2.A1" office:value-type="string">
              <text:p text:style-name="P4">Type</text:p>
            </table:table-cell>
            <table:table-cell table:style-name="Table2.D1" office:value-type="string">
              <text:p text:style-name="P4">Read/Write</text:p>
            </table:table-cell>
          </table:table-row>
        </table:table-header-rows>
        <table:table-row table:style-name="Table2.1">
          <table:table-cell table:style-name="Table2.A2" office:value-type="string">
            <text:p text:style-name="N_5f_Normal">TransportFactories</text:p>
          </table:table-cell>
          <table:table-cell table:style-name="Table2.B2" office:value-type="string">
            <text:p text:style-name="N_5f_Normal">Specifies the list of all transport factories loaded by the bus instance</text:p>
          </table:table-cell>
          <table:table-cell table:style-name="Table2.B2" office:value-type="string">
            <text:p text:style-name="N_5f_Normal"><text:span text:style-name="Code_20_in_20_Text">String[]</text:span></text:p>
          </table:table-cell>
          <table:table-cell table:style-name="Table2.D2" office:value-type="string">
            <text:p text:style-name="N_5f_Normal">R</text:p>
          </table:table-cell>
        </table:table-row>
        <table:table-row table:style-name="Table2.1">
          <table:table-cell table:style-name="Table2.B2" office:value-type="string">
            <text:p text:style-name="N_5f_Normal">BindingFactories</text:p>
          </table:table-cell>
          <table:table-cell table:style-name="Table2.B2" office:value-type="string">
            <text:p text:style-name="N_5f_Normal">Specifies a list of all binding factories loaded by the bus instance.</text:p>
          </table:table-cell>
          <table:table-cell table:style-name="Table2.B2" office:value-type="string">
            <text:p text:style-name="N_5f_Normal"><text:span text:style-name="Code_20_in_20_Text">String[]</text:span></text:p>
          </table:table-cell>
          <table:table-cell table:style-name="Table2.D2" office:value-type="string">
            <text:p text:style-name="N_5f_Normal">R</text:p>
          </table:table-cell>
        </table:table-row>
        <table:table-row table:style-name="Table2.1">
          <table:table-cell table:style-name="Table2.B2" office:value-type="string">
            <text:p text:style-name="N_5f_Normal">ServiceMonitoring</text:p>
          </table:table-cell>
          <table:table-cell table:style-name="Table2.B2" office:value-type="string">
            <text:p text:style-name="N_5f_Normal">Specifies if transport performance monitoring is enabled.</text:p>
          </table:table-cell>
          <table:table-cell table:style-name="Table2.B2" office:value-type="string">
            <text:p text:style-name="N_5f_Normal"><text:span text:style-name="Code_20_in_20_Text">Boolean</text:span></text:p>
          </table:table-cell>
          <table:table-cell table:style-name="Table2.D2" office:value-type="string">
            <text:p text:style-name="N_5f_Normal">RW</text:p>
          </table:table-cell>
        </table:table-row>
      </table:table>
      <text:p text:style-name="Table">Table <text:sequence text:ref-name="refTable1" text:name="Table" text:formula="ooow:Table+1" style:num-format="1">2</text:sequence>.: Managed Attributes for the CelixBus Component</text:p>
      <text:h text:style-name="SS_5f_Subsection" text:outline-level="2">WorkQueue</text:h>
      <text:p text:style-name="N_5f_Normal">The WorkQueue component manages the processing of messages by the servants implementing the service's business logic. It instantiates servants and passes data to and from them.</text:p>
      <text:p text:style-name="BL_5f_BlockLabel">Attributes</text:p>
      <text:p text:style-name="N_5f_Normal"><text:sequence-ref text:reference-format="category-and-value" text:ref-name="refTable2">Table 3</text:sequence-ref> lists the managed attributes for the WorkQueue component.</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Name</text:p>
            </table:table-cell>
            <table:table-cell table:style-name="Table3.A1" office:value-type="string">
              <text:p text:style-name="P4">Description</text:p>
            </table:table-cell>
            <table:table-cell table:style-name="Table3.A1" office:value-type="string">
              <text:p text:style-name="P4">Type</text:p>
            </table:table-cell>
            <table:table-cell table:style-name="Table3.D1" office:value-type="string">
              <text:p text:style-name="P4">Read/Write</text:p>
            </table:table-cell>
          </table:table-row>
        </table:table-header-rows>
        <table:table-row table:style-name="Table3.1">
          <table:table-cell table:style-name="Table3.A2" office:value-type="string">
            <text:p text:style-name="N_5f_Normal">ThreadingModel</text:p>
          </table:table-cell>
          <table:table-cell table:style-name="Table3.A2" office:value-type="string">
            <text:p text:style-name="N_5f_Normal">Specifies the threading model in use. Possible values are <text:span text:style-name="Code_20_in_20_Text">SINGLE_THREADED</text:span> and <text:span text:style-name="Code_20_in_20_Text">MULTI_THREADED</text:span>.</text:p>
          </table:table-cell>
          <table:table-cell table:style-name="Table3.A2" office:value-type="string">
            <text:p text:style-name="N_5f_Normal"><text:span text:style-name="Code_20_in_20_Text">String</text:span></text:p>
          </table:table-cell>
          <table:table-cell table:style-name="Table3.D2" office:value-type="string">
            <text:p text:style-name="N_5f_Normal">R</text:p>
          </table:table-cell>
        </table:table-row>
        <table:table-row table:style-name="Table3.1">
          <table:table-cell table:style-name="Table3.A2" office:value-type="string">
            <text:p text:style-name="N_5f_Normal">WorkQueueSize</text:p>
          </table:table-cell>
          <table:table-cell table:style-name="Table3.A2" office:value-type="string">
            <text:p text:style-name="N_5f_Normal">Specifies the number of threads in the WorkQueue's thread pool.</text:p>
          </table:table-cell>
          <table:table-cell table:style-name="Table3.A2" office:value-type="string">
            <text:p text:style-name="N_5f_Normal"><text:span text:style-name="Code_20_in_20_Text">Integer</text:span></text:p>
          </table:table-cell>
          <table:table-cell table:style-name="Table3.D2" office:value-type="string">
            <text:p text:style-name="N_5f_Normal">R</text:p>
          </table:table-cell>
        </table:table-row>
        <table:table-row table:style-name="Table3.1">
          <table:table-cell table:style-name="Table3.A2" office:value-type="string">
            <text:p text:style-name="N_5f_Normal">Empty</text:p>
          </table:table-cell>
          <table:table-cell table:style-name="Table3.A2" office:value-type="string">
            <text:p text:style-name="N_5f_Normal">Specifies if the WorkQueue is empty.</text:p>
          </table:table-cell>
          <table:table-cell table:style-name="Table3.A2" office:value-type="string">
            <text:p text:style-name="N_5f_Normal"><text:span text:style-name="Code_20_in_20_Text">Boolean</text:span></text:p>
          </table:table-cell>
          <table:table-cell table:style-name="Table3.D2" office:value-type="string">
            <text:p text:style-name="N_5f_Normal">R</text:p>
          </table:table-cell>
        </table:table-row>
        <table:table-row table:style-name="Table3.1">
          <table:table-cell table:style-name="Table3.A2" office:value-type="string">
            <text:p text:style-name="N_5f_Normal">HighWaterMark</text:p>
          </table:table-cell>
          <table:table-cell table:style-name="Table3.A2" office:value-type="string">
            <text:p text:style-name="N_5f_Normal">Specifies the maximum threads available to the WorkQueue's thread pool.</text:p>
          </table:table-cell>
          <table:table-cell table:style-name="Table3.A2" office:value-type="string">
            <text:p text:style-name="N_5f_Normal"><text:span text:style-name="Code_20_in_20_Text">Integer</text:span></text:p>
          </table:table-cell>
          <table:table-cell table:style-name="Table3.D2" office:value-type="string">
            <text:p text:style-name="N_5f_Normal">RW</text:p>
          </table:table-cell>
        </table:table-row>
        <table:table-row table:style-name="Table3.1">
          <table:table-cell table:style-name="Table3.A2" office:value-type="string">
            <text:p text:style-name="N_5f_Normal">LowWaterMarkr</text:p>
          </table:table-cell>
          <table:table-cell table:style-name="Table3.A2" office:value-type="string">
            <text:p text:style-name="N_5f_Normal">Specifies the minimum number of threads available in the WorkQueue's thread pool</text:p>
          </table:table-cell>
          <table:table-cell table:style-name="Table3.A2" office:value-type="string">
            <text:p text:style-name="N_5f_Normal"><text:span text:style-name="Code_20_in_20_Text">Integer</text:span></text:p>
          </table:table-cell>
          <table:table-cell table:style-name="Table3.D2" office:value-type="string">
            <text:p text:style-name="N_5f_Normal">RW</text:p>
          </table:table-cell>
        </table:table-row>
        <table:table-row table:style-name="Table3.1">
          <table:table-cell table:style-name="Table3.A2" office:value-type="string">
            <text:p text:style-name="N_5f_Normal">Full</text:p>
          </table:table-cell>
          <table:table-cell table:style-name="Table3.A2" office:value-type="string">
            <text:p text:style-name="N_5f_Normal">Specifies if the WorkQueue is full.</text:p>
          </table:table-cell>
          <table:table-cell table:style-name="Table3.A2" office:value-type="string">
            <text:p text:style-name="N_5f_Normal"><text:span text:style-name="Code_20_in_20_Text">Boolean</text:span></text:p>
          </table:table-cell>
          <table:table-cell table:style-name="Table3.D2" office:value-type="string">
            <text:p text:style-name="N_5f_Normal">R</text:p>
          </table:table-cell>
        </table:table-row>
      </table:table>
      <text:p text:style-name="Table">Table <text:sequence text:ref-name="refTable2" text:name="Table" text:formula="ooow:Table+1" style:num-format="1">3</text:sequence>.: Managed Attributes for the WorkQueue Component</text:p>
      <text:h text:style-name="SS_5f_Subsection" text:outline-level="2">WSDLManager</text:h>
      <text:p text:style-name="N_5f_Normal">The WSDLManager component does something....</text:p>
      <text:p text:style-name="BL_5f_BlockLabel">Attributes</text:p>
      <text:p text:style-name="N_5f_Normal"><text:sequence-ref text:reference-format="category-and-value" text:ref-name="refTable3">Table 4</text:sequence-ref> lists the managed attributes for the WSDLManager component.</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4">Name</text:p>
            </table:table-cell>
            <table:table-cell table:style-name="Table4.A1" office:value-type="string">
              <text:p text:style-name="P4">Description</text:p>
            </table:table-cell>
            <table:table-cell table:style-name="Table4.A1" office:value-type="string">
              <text:p text:style-name="P4">Type</text:p>
            </table:table-cell>
            <table:table-cell table:style-name="Table4.D1" office:value-type="string">
              <text:p text:style-name="P4">Read/Write</text:p>
            </table:table-cell>
          </table:table-row>
        </table:table-header-rows>
        <table:table-row table:style-name="Table4.1">
          <table:table-cell table:style-name="Table4.A2" office:value-type="string">
            <text:p text:style-name="N_5f_Normal">Services</text:p>
          </table:table-cell>
          <table:table-cell table:style-name="Table4.B2" office:value-type="string">
            <text:p text:style-name="N_5f_Normal">Specifies the list of <text:span text:style-name="Code_20_in_20_Text">service</text:span> elements loaded by the WSDL manager. The <text:span text:style-name="Code_20_in_20_Text">service</text:span> elements are identified by their QName.</text:p>
          </table:table-cell>
          <table:table-cell table:style-name="Table4.B2" office:value-type="string">
            <text:p text:style-name="N_5f_Normal"><text:span text:style-name="Code_20_in_20_Text">String[]</text:span></text:p>
          </table:table-cell>
          <table:table-cell table:style-name="Table4.D2" office:value-type="string">
            <text:p text:style-name="N_5f_Normal">R</text:p>
          </table:table-cell>
        </table:table-row>
        <table:table-row table:style-name="Table4.1">
          <table:table-cell table:style-name="Table4.B2" office:value-type="string">
            <text:p text:style-name="N_5f_Normal">Ports</text:p>
          </table:table-cell>
          <table:table-cell table:style-name="Table4.B2" office:value-type="string">
            <text:p text:style-name="N_5f_Normal">Specifies the list of <text:span text:style-name="Code_20_in_20_Text">port</text:span> elements loaded by the WSDL Manager. The <text:span text:style-name="Code_20_in_20_Text">port</text:span> elements are identified by the value of their <text:span text:style-name="Code_20_in_20_Text">name</text:span> attribute.</text:p>
          </table:table-cell>
          <table:table-cell table:style-name="Table4.B2" office:value-type="string">
            <text:p text:style-name="N_5f_Normal"><text:span text:style-name="Code_20_in_20_Text">String[]</text:span></text:p>
          </table:table-cell>
          <table:table-cell table:style-name="Table4.D2" office:value-type="string">
            <text:p text:style-name="N_5f_Normal">R</text:p>
          </table:table-cell>
        </table:table-row>
        <table:table-row table:style-name="Table4.1">
          <table:table-cell table:style-name="Table4.B2" office:value-type="string">
            <text:p text:style-name="N_5f_Normal">Bindings</text:p>
          </table:table-cell>
          <table:table-cell table:style-name="Table4.B2" office:value-type="string">
            <text:p text:style-name="N_5f_Normal">Specifies the list of <text:span text:style-name="Code_20_in_20_Text">binding</text:span> elements loaded by the WSDL manager. The <text:span text:style-name="Code_20_in_20_Text">binding</text:span> elements are identified by the value of their <text:span text:style-name="Code_20_in_20_Text">name</text:span> attribute.</text:p>
          </table:table-cell>
          <table:table-cell table:style-name="Table4.B2" office:value-type="string">
            <text:p text:style-name="N_5f_Normal"><text:span text:style-name="Code_20_in_20_Text">String[]</text:span></text:p>
          </table:table-cell>
          <table:table-cell table:style-name="Table4.D2" office:value-type="string">
            <text:p text:style-name="N_5f_Normal">R</text:p>
          </table:table-cell>
        </table:table-row>
      </table:table>
      <text:p text:style-name="Table">Table <text:sequence text:ref-name="refTable3" text:name="Table" text:formula="ooow:Table+1" style:num-format="1">4</text:sequence>.: Managed Attributes for the WSDLManager Component</text:p>
      <text:p text:style-name="BL_5f_BlockLabel">Operations</text:p>
      <text:p text:style-name="N_5f_Normal"><text:sequence-ref text:reference-format="category-and-value" text:ref-name="refTable4">Table 5</text:sequence-ref> lists the operations supported by the WSDLManager componen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Name</text:p>
            </table:table-cell>
            <table:table-cell table:style-name="Table5.A1" office:value-type="string">
              <text:p text:style-name="P4">Description</text:p>
            </table:table-cell>
            <table:table-cell table:style-name="Table5.A1" office:value-type="string">
              <text:p text:style-name="P4">Parameters</text:p>
            </table:table-cell>
            <table:table-cell table:style-name="Table5.D1" office:value-type="string">
              <text:p text:style-name="P4">Return Type</text:p>
            </table:table-cell>
          </table:table-row>
        </table:table-header-rows>
        <table:table-row>
          <table:table-cell table:style-name="Table5.A2" office:value-type="string">
            <text:p text:style-name="N_5f_Normal">GetOperation</text:p>
          </table:table-cell>
          <table:table-cell table:style-name="Table5.A2" office:value-type="string">
            <text:p text:style-name="N_5f_Normal">Returns the list of <text:span text:style-name="Code_20_in_20_Text">operation</text:span> elements for a given endpoint. The <text:span text:style-name="Code_20_in_20_Text">operation</text:span> elements are identified by the value of their <text:span text:style-name="Code_20_in_20_Text">name</text:span> attribute.</text:p>
          </table:table-cell>
          <table:table-cell table:style-name="Table5.A2" office:value-type="string">
            <text:p text:style-name="N_5f_Normal"><text:span text:style-name="Code_20_in_20_Text">serviceQName</text:span></text:p>
            <text:p text:style-name="N_5f_Normal"><text:span text:style-name="Code_20_in_20_Text">portTypeName</text:span></text:p>
          </table:table-cell>
          <table:table-cell table:style-name="Table5.D2" office:value-type="string">
            <text:p text:style-name="N_5f_Normal"><text:span text:style-name="Code_20_in_20_Text">String[]</text:span></text:p>
          </table:table-cell>
        </table:table-row>
      </table:table>
      <text:p text:style-name="Table">Table <text:sequence text:ref-name="refTable4" text:name="Table" text:formula="ooow:Table+1" style:num-format="1">5</text:sequence>.: Operations Supported by the WSDLManager Component</text:p>
      <text:h text:style-name="SS_5f_Subsection" text:outline-level="2">Endpoint</text:h>
      <text:p text:style-name="N_5f_Normal">The Endpoint component represents an endpoint running inside of the Celtix runtime. It allows you to monitor and control the state of an endpoint based on its service name and port name.</text:p>
      <text:p text:style-name="BL_5f_BlockLabel">Attributes</text:p>
      <text:p text:style-name="N_5f_Normal"><text:sequence-ref text:reference-format="category-and-value" text:ref-name="refTable5">Table 6</text:sequence-ref> lists the managed attributes for the Endpoint componen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Name</text:p>
            </table:table-cell>
            <table:table-cell table:style-name="Table6.A1" office:value-type="string">
              <text:p text:style-name="P4">Description</text:p>
            </table:table-cell>
            <table:table-cell table:style-name="Table6.A1" office:value-type="string">
              <text:p text:style-name="P4">Type</text:p>
            </table:table-cell>
            <table:table-cell table:style-name="Table6.D1" office:value-type="string">
              <text:p text:style-name="P4">Read/Write</text:p>
            </table:table-cell>
          </table:table-row>
        </table:table-header-rows>
        <table:table-row table:style-name="Table6.2">
          <table:table-cell table:style-name="Table6.A2" office:value-type="string">
            <text:p text:style-name="N_5f_Normal">ServiceName</text:p>
          </table:table-cell>
          <table:table-cell table:style-name="Table6.A2" office:value-type="string">
            <text:p text:style-name="N_5f_Normal">Specifies the service QName implemented by the endpoint.</text:p>
          </table:table-cell>
          <table:table-cell table:style-name="Table6.A2" office:value-type="string">
            <text:p text:style-name="N_5f_Normal"><text:span text:style-name="Code_20_in_20_Text">String</text:span></text:p>
          </table:table-cell>
          <table:table-cell table:style-name="Table6.D2" office:value-type="string">
            <text:p text:style-name="N_5f_Normal">R</text:p>
          </table:table-cell>
        </table:table-row>
        <table:table-row table:style-name="Table6.2">
          <table:table-cell table:style-name="Table6.A2" office:value-type="string">
            <text:p text:style-name="N_5f_Normal">PortName</text:p>
          </table:table-cell>
          <table:table-cell table:style-name="Table6.A2" office:value-type="string">
            <text:p text:style-name="N_5f_Normal">Specifies the <text:span text:style-name="Code_20_in_20_Text">port</text:span> element used to register the endpoint. The <text:span text:style-name="Code_20_in_20_Text">port</text:span> element is identified by the value of its <text:span text:style-name="Code_20_in_20_Text">name</text:span> attribute.</text:p>
          </table:table-cell>
          <table:table-cell table:style-name="Table6.A2" office:value-type="string">
            <text:p text:style-name="N_5f_Normal"><text:span text:style-name="Code_20_in_20_Text">String</text:span></text:p>
          </table:table-cell>
          <table:table-cell table:style-name="Table6.D2" office:value-type="string">
            <text:p text:style-name="N_5f_Normal">R</text:p>
          </table:table-cell>
        </table:table-row>
        <table:table-row table:style-name="Table6.2">
          <table:table-cell table:style-name="Table6.A2" office:value-type="string">
            <text:p text:style-name="N_5f_Normal">HandlerChains</text:p>
          </table:table-cell>
          <table:table-cell table:style-name="Table6.A2" office:value-type="string">
            <text:p text:style-name="N_5f_Normal">Specifies the list of <text:span text:style-name="Code_20_in_20_Text">MassageHandler</text:span> objects used by the endpoint. The objects are identified by their class name.</text:p>
          </table:table-cell>
          <table:table-cell table:style-name="Table6.A2" office:value-type="string">
            <text:p text:style-name="N_5f_Normal"><text:span text:style-name="Code_20_in_20_Text">String[]</text:span></text:p>
          </table:table-cell>
          <table:table-cell table:style-name="Table6.D2" office:value-type="string">
            <text:p text:style-name="N_5f_Normal">R</text:p>
          </table:table-cell>
        </table:table-row>
        <table:table-row table:style-name="Table6.2">
          <table:table-cell table:style-name="Table6.A2" office:value-type="string">
            <text:p text:style-name="N_5f_Normal">State</text:p>
          </table:table-cell>
          <table:table-cell table:style-name="Table6.A2" office:value-type="string">
            <text:p text:style-name="N_5f_Normal">Specifies the state of the service. Possible values are ...</text:p>
          </table:table-cell>
          <table:table-cell table:style-name="Table6.A2" office:value-type="string">
            <text:p text:style-name="N_5f_Normal"><text:span text:style-name="Code_20_in_20_Text">String</text:span></text:p>
          </table:table-cell>
          <table:table-cell table:style-name="Table6.D2" office:value-type="string">
            <text:p text:style-name="N_5f_Normal">R</text:p>
          </table:table-cell>
        </table:table-row>
      </table:table>
      <text:p text:style-name="Table">Table <text:sequence text:ref-name="refTable5" text:name="Table" text:formula="ooow:Table+1" style:num-format="1">6</text:sequence>.: Managed Attributes for the Endpoint Component</text:p>
      <text:p text:style-name="BL_5f_BlockLabel">Operations</text:p>
      <text:p text:style-name="N_5f_Normal"><text:sequence-ref text:reference-format="category-and-value" text:ref-name="refTable6">Table 7</text:sequence-ref> lists the operations provided by the Endpoint component.</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4">Name</text:p>
            </table:table-cell>
            <table:table-cell table:style-name="Table7.A1" office:value-type="string">
              <text:p text:style-name="P4">Description</text:p>
            </table:table-cell>
            <table:table-cell table:style-name="Table7.A1" office:value-type="string">
              <text:p text:style-name="P4">Parameters</text:p>
            </table:table-cell>
            <table:table-cell table:style-name="Table7.D1" office:value-type="string">
              <text:p text:style-name="P4">Return Type</text:p>
            </table:table-cell>
          </table:table-row>
        </table:table-header-rows>
        <table:table-row table:style-name="Table7.1">
          <table:table-cell table:style-name="Table7.A2" office:value-type="string">
            <text:p text:style-name="N_5f_Normal">start</text:p>
          </table:table-cell>
          <table:table-cell table:style-name="Table7.A2" office:value-type="string">
            <text:p text:style-name="N_5f_Normal">Activates the endpoint to accept requests.</text:p>
          </table:table-cell>
          <table:table-cell table:style-name="Table7.A2" office:value-type="string">
            <text:p text:style-name="N_5f_Normal">None</text:p>
          </table:table-cell>
          <table:table-cell table:style-name="Table7.D2" office:value-type="string">
            <text:p text:style-name="N_5f_Normal"><text:span text:style-name="Code_20_in_20_Text">Void</text:span></text:p>
          </table:table-cell>
        </table:table-row>
        <table:table-row table:style-name="Table7.1">
          <table:table-cell table:style-name="Table7.A2" office:value-type="string">
            <text:p text:style-name="N_5f_Normal">stop</text:p>
          </table:table-cell>
          <table:table-cell table:style-name="Table7.A2" office:value-type="string">
            <text:p text:style-name="N_5f_Normal">Deactivates the endpoint.</text:p>
          </table:table-cell>
          <table:table-cell table:style-name="Table7.A2" office:value-type="string">
            <text:p text:style-name="N_5f_Normal">None</text:p>
          </table:table-cell>
          <table:table-cell table:style-name="Table7.D2" office:value-type="string">
            <text:p text:style-name="N_5f_Normal"><text:span text:style-name="Code_20_in_20_Text">Void</text:span></text:p>
          </table:table-cell>
        </table:table-row>
      </table:table>
      <text:p text:style-name="Table">Table <text:sequence text:ref-name="refTable6" text:name="Table" text:formula="ooow:Table+1" style:num-format="1">7</text:sequence>.: Operations Provided by the Endpoint Component</text:p>
      <text:h text:style-name="SS_5f_Subsection" text:outline-level="2">HTTPServerTransport</text:h>
      <text:p text:style-name="N_5f_Normal">The HTTPServerTransport component does something....</text:p>
      <text:p text:style-name="BL_5f_BlockLabel">Attributes</text:p>
      <text:p text:style-name="N_5f_Normal"><text:sequence-ref text:reference-format="category-and-value" text:ref-name="refTable7">Table 8</text:sequence-ref> lists the managed attributes for the HTTPServerTransport component.</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4">Name</text:p>
            </table:table-cell>
            <table:table-cell table:style-name="Table8.A1" office:value-type="string">
              <text:p text:style-name="P4">Description</text:p>
            </table:table-cell>
            <table:table-cell table:style-name="Table8.A1" office:value-type="string">
              <text:p text:style-name="P4">Type</text:p>
            </table:table-cell>
            <table:table-cell table:style-name="Table8.D1" office:value-type="string">
              <text:p text:style-name="P4">Read/Write</text:p>
            </table:table-cell>
          </table:table-row>
        </table:table-header-rows>
        <table:table-row table:style-name="Table8.1">
          <table:table-cell table:style-name="Table8.A2" office:value-type="string">
            <text:p text:style-name="N_5f_Normal">ServiceName</text:p>
          </table:table-cell>
          <table:table-cell table:style-name="Table8.A2" office:value-type="string">
            <text:p text:style-name="N_5f_Normal">Specifies the QName of the service using this instance of the HTTP server transport.</text:p>
          </table:table-cell>
          <table:table-cell table:style-name="Table8.A2" office:value-type="string">
            <text:p text:style-name="N_5f_Normal"><text:span text:style-name="Code_20_in_20_Text">String</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PortName</text:p>
          </table:table-cell>
          <table:table-cell table:style-name="Table8.A2" office:value-type="string">
            <text:p text:style-name="N_5f_Normal">Specifies the <text:span text:style-name="Code_20_in_20_Text">port</text:span> element of the endpoint using this instance of the HTTP server tranport. The <text:span text:style-name="Code_20_in_20_Text">port</text:span> element is identified by the value of its <text:span text:style-name="Code_20_in_20_Text">name</text:span> attribute.</text:p>
          </table:table-cell>
          <table:table-cell table:style-name="Table8.A2" office:value-type="string">
            <text:p text:style-name="N_5f_Normal"><text:span text:style-name="Code_20_in_20_Text">String</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URL</text:p>
          </table:table-cell>
          <table:table-cell table:style-name="Table8.A2" office:value-type="string">
            <text:p text:style-name="N_5f_Normal">Specifies the URL to which this instance of the HTTP server transport listens.</text:p>
          </table:table-cell>
          <table:table-cell table:style-name="Table8.A2" office:value-type="string">
            <text:p text:style-name="N_5f_Normal"><text:span text:style-name="Code_20_in_20_Text">String</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TotalError</text:p>
          </table:table-cell>
          <table:table-cell table:style-name="Table8.A2" office:value-type="string">
            <text:p text:style-name="N_5f_Normal">Species the number of request processing errors handled by this endpoint.</text:p>
          </table:table-cell>
          <table:table-cell table:style-name="Table8.A2" office:value-type="string">
            <text:p text:style-name="N_5f_Normal"><text:span text:style-name="Code_20_in_20_Text">Integer</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RequestTotal</text:p>
          </table:table-cell>
          <table:table-cell table:style-name="Table8.A2" office:value-type="string">
            <text:p text:style-name="N_5f_Normal">Specifies the number of requests received by this endpoint.</text:p>
          </table:table-cell>
          <table:table-cell table:style-name="Table8.A2" office:value-type="string">
            <text:p text:style-name="N_5f_Normal"><text:span text:style-name="Code_20_in_20_Text">Integer</text:span></text:p>
          </table:table-cell>
          <table:table-cell table:style-name="Table8.D2" office:value-type="string">
            <text:p text:style-name="N_5f_Normal">R</text:p>
          </table:table-cell>
        </table:table-row>
        <table:table-row table:style-name="Table8.1">
          <table:table-cell table:style-name="Table8.A2" office:value-type="string">
            <text:p text:style-name="N_5f_Normal">RequestOneWay</text:p>
          </table:table-cell>
          <table:table-cell table:style-name="Table8.A2" office:value-type="string">
            <text:p text:style-name="N_5f_Normal">Specifies the number of oneway requests received by this endpoint.</text:p>
          </table:table-cell>
          <table:table-cell table:style-name="Table8.A2" office:value-type="string">
            <text:p text:style-name="N_5f_Normal"><text:span text:style-name="Code_20_in_20_Text">Integer</text:span></text:p>
          </table:table-cell>
          <table:table-cell table:style-name="Table8.D2" office:value-type="string">
            <text:p text:style-name="N_5f_Normal">R</text:p>
          </table:table-cell>
        </table:table-row>
      </table:table>
      <text:p text:style-name="Table">Table <text:sequence text:ref-name="refTable7" text:name="Table" text:formula="ooow:Table+1" style:num-format="1">8</text:sequence>.: Managed Attributes for the HTTPServerTransport Component</text:p>
      <text:h text:style-name="SS_5f_Subsection" text:outline-level="2">JMSServerTransport</text:h>
      <text:p text:style-name="N_5f_Normal">The JMSServerTransport component does something...</text:p>
      <text:p text:style-name="BL_5f_BlockLabel">Attributes</text:p>
      <text:p text:style-name="N_5f_Normal"><text:sequence-ref text:reference-format="category-and-value" text:ref-name="refTable8">Table 9</text:sequence-ref> lists the managed attributes for the JMSServerTransport component.</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4">Name</text:p>
            </table:table-cell>
            <table:table-cell table:style-name="Table9.A1" office:value-type="string">
              <text:p text:style-name="P4">Description</text:p>
            </table:table-cell>
            <table:table-cell table:style-name="Table9.A1" office:value-type="string">
              <text:p text:style-name="P4">Type</text:p>
            </table:table-cell>
            <table:table-cell table:style-name="Table9.D1" office:value-type="string">
              <text:p text:style-name="P4">Read/Write</text:p>
            </table:table-cell>
          </table:table-row>
        </table:table-header-rows>
        <table:table-row table:style-name="Table9.1">
          <table:table-cell table:style-name="Table9.A2" office:value-type="string">
            <text:p text:style-name="N_5f_Normal">ServiceName</text:p>
          </table:table-cell>
          <table:table-cell table:style-name="Table9.A2" office:value-type="string">
            <text:p text:style-name="N_5f_Normal">Specifies the QName of the service using this instance of the HTTP server transport.</text:p>
          </table:table-cell>
          <table:table-cell table:style-name="Table9.A2" office:value-type="string">
            <text:p text:style-name="N_5f_Normal"><text:span text:style-name="Code_20_in_20_Text">String</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PortName</text:p>
          </table:table-cell>
          <table:table-cell table:style-name="Table9.A2" office:value-type="string">
            <text:p text:style-name="N_5f_Normal">Specifies the <text:span text:style-name="Code_20_in_20_Text">port</text:span> element of the endpoint using this instance of the HTTP server tranport. The <text:span text:style-name="Code_20_in_20_Text">port</text:span> element is identified by the value of its <text:span text:style-name="Code_20_in_20_Text">name</text:span> attribute.</text:p>
          </table:table-cell>
          <table:table-cell table:style-name="Table9.A2" office:value-type="string">
            <text:p text:style-name="N_5f_Normal"><text:span text:style-name="Code_20_in_20_Text">String</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URL</text:p>
          </table:table-cell>
          <table:table-cell table:style-name="Table9.A2" office:value-type="string">
            <text:p text:style-name="N_5f_Normal">Specifies the URL to which this instance of the HTTP server transport listens.</text:p>
          </table:table-cell>
          <table:table-cell table:style-name="Table9.A2" office:value-type="string">
            <text:p text:style-name="N_5f_Normal"><text:span text:style-name="Code_20_in_20_Text">String</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TotalError</text:p>
          </table:table-cell>
          <table:table-cell table:style-name="Table9.A2" office:value-type="string">
            <text:p text:style-name="N_5f_Normal">Species the number of request processing errors handled by this endpoint.</text:p>
          </table:table-cell>
          <table:table-cell table:style-name="Table9.A2" office:value-type="string">
            <text:p text:style-name="N_5f_Normal"><text:span text:style-name="Code_20_in_20_Text">Integer</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RequestTotal</text:p>
          </table:table-cell>
          <table:table-cell table:style-name="Table9.A2" office:value-type="string">
            <text:p text:style-name="N_5f_Normal">Specifies the number of requests received by this endpoint.</text:p>
          </table:table-cell>
          <table:table-cell table:style-name="Table9.A2" office:value-type="string">
            <text:p text:style-name="N_5f_Normal"><text:span text:style-name="Code_20_in_20_Text">Integer</text:span></text:p>
          </table:table-cell>
          <table:table-cell table:style-name="Table9.D2" office:value-type="string">
            <text:p text:style-name="N_5f_Normal">R</text:p>
          </table:table-cell>
        </table:table-row>
        <table:table-row table:style-name="Table9.1">
          <table:table-cell table:style-name="Table9.A2" office:value-type="string">
            <text:p text:style-name="N_5f_Normal">RequestOneWay</text:p>
          </table:table-cell>
          <table:table-cell table:style-name="Table9.A2" office:value-type="string">
            <text:p text:style-name="N_5f_Normal">Specifies the number of oneway requests received by this endpoint.</text:p>
          </table:table-cell>
          <table:table-cell table:style-name="Table9.A2" office:value-type="string">
            <text:p text:style-name="N_5f_Normal"><text:span text:style-name="Code_20_in_20_Text">Integer</text:span></text:p>
          </table:table-cell>
          <table:table-cell table:style-name="Table9.D2" office:value-type="string">
            <text:p text:style-name="N_5f_Normal">R</text:p>
          </table:table-cell>
        </table:table-row>
      </table:table>
      <text:p text:style-name="Table">Table <text:sequence text:ref-name="refTable8" text:name="Table" text:formula="ooow:Table+1" style:num-format="1">9</text:sequence>.: Managed Attributes for the JMSServerTransport Component</text:p>
      <text:h text:style-name="S_5f_Section" text:outline-level="1">Adding Instrumentation to a Celtix-enabled Application</text:h>
      <text:p text:style-name="N_5f_Normal">Celtix supports the creation and registration of custom MBeans inside of Celtix-enabled applications. A service developer can create one or more MBeans to instrument their service. These custom MBeans can then be registered with the Celtix MBean server. This makes it possible to manage a service using the same interface as the Celtix runtime components.</text:p>
      <text:p text:style-name="N_5f_Normal">There is two ways to add custom instrumentation to a Celtix-enabled application:</text:p>
      <text:list text:style-name="List_20_1">
        <text:list-item text:start-value="1">
          <text:p text:style-name="LB_5f_ListBullet"><text:a xlink:type="simple" xlink:href="#3.1.Using the JMX MBean Interfaces|outline">implement one of the JMX MBean interfaces and register it with the Celtix MBeanServer</text:a></text:p>
        </text:list-item>
        <text:list-item>
          <text:p text:style-name="LB_5f_ListBullet"><text:a xlink:type="simple" xlink:href="#3.2.Using the Celtix instrumentation Interface|outline">implement the Celtix </text:a><text:a xlink:type="simple" xlink:href="#3.2.Using the Celtix instrumentation Interface|outline"><text:span text:style-name="Code_20_in_20_Text">Instrumentation</text:span></text:a><text:a xlink:type="simple" xlink:href="#3.2.Using the Celtix instrumentation Interface|outline"> interface</text:a></text:p>
        </text:list-item>
      </text:list>
      <text:p text:style-name="N_5f_Normal">Functionally, there is no difference between the two approaches. You can base your decision on the ease of development, maintainability, and portability.</text:p>
      <text:h text:style-name="SS_5f_Subsection" text:outline-level="2">Using the JMX MBean Interfaces</text:h>
      <text:p text:style-name="Text_20_body">The Celtix MBean server can be accessed through the Celtix bus and allows for the registration of user developed MBeans. This allows you to instrument your service implementation by developing a custom MBean using one of the JMX MBean interfaces and registering it with the Celtix MBean server. Your custom instrumentation will then be accessible through the same JMX connection as the Celtix internal components used by your service.</text:p>
      <text:p text:style-name="BL_5f_BlockLabel">Creating your custom MBean</text:p>
      <text:p text:style-name="Text_20_body">When you use the JMX APIs to instrument your service implementation, you follow the design methodology laid out by the JMX specification. This involves the following steps:</text:p>
      <text:list text:style-name="Numbering_20_1">
        <text:list-item text:start-value="1">
          <text:p text:style-name="LNF_5f_ListNumberFirst">Decide what type of MBean you wish to use.</text:p>
        </text:list-item>
      </text:list>
      <text:list text:style-name="List_20_2">
        <text:list-item>
          <text:p text:style-name="LBI_5f_ListBulletIndent">Standard MBeans expose a management interface that is defined at development time.</text:p>
        </text:list-item>
        <text:list-item>
          <text:p text:style-name="LBI_5f_ListBulletIndent">Dynamic MBeans expose their management interface at run time.</text:p>
        </text:list-item>
      </text:list>
      <text:list text:style-name="Numbering_20_1" text:continue-numbering="true">
        <text:list-item>
          <text:p text:style-name="LN_5f_ListNumber">Create the MBean interface to expose the properties and operations used to manager your service implementation.</text:p>
        </text:list-item>
      </text:list>
      <text:list text:style-name="List_20_2">
        <text:list-item text:start-value="1">
          <text:p text:style-name="LBI_5f_ListBulletIndent">Standard MBeans use the <text:span text:style-name="Code_20_in_20_Text">MBean</text:span> inteface.</text:p>
        </text:list-item>
        <text:list-item>
          <text:p text:style-name="LBI_5f_ListBulletIndent">Dynamic MBeans use the <text:span text:style-name="Code_20_in_20_Text">DynamicMBean</text:span> interface.</text:p>
        </text:list-item>
      </text:list>
      <text:list text:style-name="Numbering_20_1" text:continue-numbering="true">
        <text:list-item>
          <text:p text:style-name="LN_5f_ListNumber">Implement the MBean class.</text:p>
        </text:list-item>
      </text:list>
      <text:p text:style-name="N_5f_Normal"><draw:frame draw:style-name="fr1" draw:name="Frame2" text:anchor-type="paragraph" svg:width="6.75in" draw:z-index="1"><draw:text-box fo:min-height="0.3299in"><text:p text:style-name="C_5f_Code">public interface ServerNameMBean</text:p><text:p text:style-name="C_5f_Code">{</text:p><text:p text:style-name="C_5f_Code"><text:s text:c="2"/>String getServiceName();</text:p><text:p text:style-name="C_5f_Code"><text:s text:c="2"/>String getAddress();</text:p><text:p text:style-name="C_5f_Code">}</text:p><text:p text:style-name="Caption">Example <text:sequence text:ref-name="refExample1" text:name="Example" text:formula="ooow:Example+1" style:num-format="1">2</text:sequence>: Standard MBean Interface</text:p></draw:text-box></draw:frame><text:sequence-ref text:reference-format="category-and-value" text:ref-name="refExample1">Example 2</text:sequence-ref> shows the interface for a standard MBean.</text:p>
      <text:p text:style-name="N_5f_Normal"><draw:frame draw:style-name="fr1" draw:name="Frame3" text:anchor-type="paragraph" svg:width="6.75in" draw:z-index="2"><draw:text-box fo:min-height="0.3299in"><text:p text:style-name="C_5f_Code">public class ServerName</text:p><text:p text:style-name="C_5f_Code">{</text:p><text:p text:style-name="C_5f_Code"><text:s text:c="2"/>String getServiceName()</text:p><text:p text:style-name="C_5f_Code"><text:s text:c="2"/>{</text:p><text:p text:style-name="C_5f_Code"><text:s text:c="4"/>return "SOAPService";</text:p><text:p text:style-name="C_5f_Code"><text:s text:c="2"/>}</text:p><text:p text:style-name="C_5f_Code"/><text:p text:style-name="C_5f_Code"><text:s text:c="2"/>String getAddress()</text:p><text:p text:style-name="C_5f_Code"><text:s text:c="2"/>{</text:p><text:p text:style-name="C_5f_Code"><text:s text:c="4"/>return "12 IONA Way";</text:p><text:p text:style-name="C_5f_Code"><text:s text:c="2"/>}</text:p><text:p text:style-name="C_5f_Code">}</text:p><text:p text:style-name="Caption">Example <text:sequence text:ref-name="refExample2" text:name="Example" text:formula="ooow:Example+1" style:num-format="1">3</text:sequence>: MBean Implementation</text:p></draw:text-box></draw:frame><text:sequence-ref text:reference-format="category-and-value" text:ref-name="refExample2">Example 3</text:sequence-ref> shows the class that implements the MBean defined in <text:sequence-ref text:reference-format="category-and-value" text:ref-name="refExample1">Example 2</text:sequence-ref>.</text:p>
      <text:p text:style-name="BL_5f_BlockLabel">Registering the MBean</text:p>
      <text:p text:style-name="Text_20_body">For your MBean to be exposed to a management console, it must be registered with the Celtix MBean server. The Celtix MBean server is accessible through the bus. Typically, this will be done when your service is initialized.</text:p>
      <text:p text:style-name="Text_20_body">To register a custom MBean do the following:</text:p>
      <text:list text:style-name="Numbering_20_1">
        <text:list-item text:start-value="1">
          <text:p text:style-name="LNF_5f_ListNumberFirst">Instantiate your custom MBean.</text:p>
        </text:list-item>
        <text:list-item>
          <text:p text:style-name="LN_5f_ListNumber">Get an instance of the the bus using <text:span text:style-name="Code_20_in_20_Text">Bus.getCurrent()</text:span>.</text:p>
        </text:list-item>
        <text:list-item>
          <text:p text:style-name="LN_5f_ListNumber">Get the Celtix MBean server from the bus using <text:span text:style-name="Code_20_in_20_Text">bus.getInstrumentationManager().getMBeanServer()</text:span>.</text:p>
        </text:list-item>
        <text:list-item>
          <text:p text:style-name="LN_5f_ListNumber">Create an <text:span text:style-name="Code_20_in_20_Text">ObjectName</text:span> for your MBean.</text:p>
        </text:list-item>
      </text:list>
      <text:p text:style-name="NT_5f_Note"><text:span text:style-name="Strong_20_Emphasis"><text:user-field-get text:name="Note">Note: </text:user-field-get></text:span>It is recommended that you follow the naming conventions suggested in <text:a xlink:type="simple" xlink:href="#2.Instrumented Celtix Components|outline">Instrumented Celtix Components</text:a>. However, you can choose any naming scheme you desire.</text:p>
      <text:list text:style-name="Numbering_20_1" text:continue-numbering="true">
        <text:list-item>
          <text:p text:style-name="LN_5f_ListNumber">Register your MBean server using the server’s <text:span text:style-name="Code_20_in_20_Text">registerMBean()</text:span> method.</text:p>
        </text:list-item>
      </text:list>
      <text:p text:style-name="N_5f_Normal"><draw:frame draw:style-name="fr1" draw:name="Frame4" text:anchor-type="paragraph" svg:width="6.75in" draw:z-index="3"><draw:text-box fo:min-height="0.3299in"><text:p text:style-name="C_5f_Code">import javax.management.MBeanServer;</text:p><text:p text:style-name="C_5f_Code">import javax.management.ObjectName;</text:p><text:p text:style-name="C_5f_Code">import org.objectweb.celtix.Bus;</text:p><text:p text:style-name="C_5f_Code"/><text:p text:style-name="C_5f_Code">...</text:p><text:p text:style-name="C_5f_Code">// Instantiate the MBean</text:p><text:p text:style-name="C_5f_Code">ServerName sName = new ServerName();</text:p><text:p text:style-name="C_5f_Code"/><text:p text:style-name="C_5f_Code">// Get the MBean server</text:p><text:p text:style-name="C_5f_Code">Bus bus.getCurrent();</text:p><text:p text:style-name="C_5f_Code">MBeanServer mbserver = bus.getInstrumentationManager().getMBeanServer();</text:p><text:p text:style-name="C_5f_Code"/><text:p text:style-name="C_5f_Code">// Create ObjectName</text:p><text:p text:style-name="C_5f_Code">ObjectName name = new ObjectName("my.demo.instrumentation:type=CustomMBean,Bus=" + bus.getBusID() + "name=ServerNameMBean");</text:p><text:p text:style-name="C_5f_Code"/><text:p text:style-name="C_5f_Code">// Register MBean</text:p><text:p text:style-name="C_5f_Code">mbserver.registerMBean(sName, name);</text:p><text:p text:style-name="C_5f_Code">...</text:p><text:p text:style-name="Caption">Example <text:sequence text:ref-name="refExample3" text:name="Example" text:formula="ooow:Example+1" style:num-format="1">4</text:sequence>: Registering a Custom MBean</text:p></draw:text-box></draw:frame><text:sequence-ref text:reference-format="category-and-value" text:ref-name="refExample3">Example 4</text:sequence-ref> shows code for registering a custom MBean with the Cetlix MBean server.</text:p>
      <text:h text:style-name="SS_5f_Subsection" text:outline-level="2">Using the Celtix Instrumentation Interface</text:h>
      <text:p text:style-name="N_5f_Normal">If you don not want to use the JMX APIs to add instrumentation to your service, you can use the Celtix <text:span text:style-name="Code_20_in_20_Text">Instrumentation</text:span> interface. This interface wraps the JMX subsystem in a Celtix specific API. You do not need to access the Celtix MBean server to register your Instrumentation because the Celtix wrappers handle it all for you.</text:p>
      <text:p text:style-name="NT_5f_Note"><text:span text:style-name="Strong_20_Emphasis"><text:user-field-get text:name="Note">Note: </text:user-field-get></text:span>You will, however, be responsible for cleaning up all instances of your custom instrumentation.</text:p>
      <text:p text:style-name="N_5f_Normal">To add custom instrumentation using the <text:span text:style-name="Code_20_in_20_Text">Instrumentation</text:span> interface do the following:</text:p>
      <text:list text:style-name="Numbering_20_1">
        <text:list-item text:start-value="1">
          <text:p text:style-name="LNF_5f_ListNumberFirst"><text:a xlink:type="simple" xlink:href="#Instrument Impl">Write</text:a> an instrumentation class that implements the <text:span text:style-name="Code_20_in_20_Text">org.objectweb.celtix.Instrumentation</text:span> interface.</text:p>
        </text:list-item>
        <text:list-item>
          <text:p text:style-name="LN_5f_ListNumber">When your service is starting up, <text:a xlink:type="simple" xlink:href="#Instrument Active">activate</text:a> your instrumentation object by instantiating it and registering it with the bus.</text:p>
        </text:list-item>
        <text:list-item>
          <text:p text:style-name="LN_5f_ListNumber">When your service is shutting down, <text:a xlink:type="simple" xlink:href="#Instrument Deactive">deactivate</text:a> your instrumentation by unregistering it and cleaning it up.</text:p>
        </text:list-item>
      </text:list>
      <text:p text:style-name="BL_5f_BlockLabel"><text:bookmark text:name="Instrument Impl"/>Implementing the Instrumentation class</text:p>
      <text:p text:style-name="N_5f_Normal">Like an MBean a Celtix instrumentation class is responsible for providing access to the attributes you want to track and implement any management operations you want to expose. Unlike an MBean a Celtix instrumentation class does not implement a user defined interface. Instead, a Celtix instrumentation class implements a Celtix defined interface, <text:span text:style-name="Code_20_in_20_Text">Instrumentation</text:span>, and defines the operations required to expose the attributes and operations you desire.</text:p>
      <text:p text:style-name="N_5f_Normal">The Celtix management facilities use JDK 5.0 annotations to create a <text:span text:style-name="Code_20_in_20_Text">MBeanInfoAssembler</text:span>. The <text:span text:style-name="Code_20_in_20_Text">MBeanInfoAssember</text:span> reads the Celtix provided annotations to identify the attributes and operations that are to be exposed. It then uses the information to create a ModelMBean that is registered with the Celix MBean server.</text:p>
      <text:p text:style-name="N_5f_Normal"><text:sequence-ref text:reference-format="category-and-value" text:ref-name="refTable9">Table 1</text:sequence-ref> lists the JDK 5.0 annotations used when implementing your instrumentation class.</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Purpose</text:p>
            </table:table-cell>
            <table:table-cell table:style-name="Table10.A1" office:value-type="string">
              <text:p text:style-name="P4">JDK 5.0 Annotation</text:p>
            </table:table-cell>
            <table:table-cell table:style-name="Table10.C1" office:value-type="string">
              <text:p text:style-name="P4">Attribute / Annotation Type</text:p>
            </table:table-cell>
          </table:table-row>
        </table:table-header-rows>
        <table:table-row table:style-name="Table10.1">
          <table:table-cell table:style-name="Table10.A2" office:value-type="string">
            <text:p text:style-name="N_5f_Normal">Mark all instances of a class as a JMX managed resource</text:p>
          </table:table-cell>
          <table:table-cell table:style-name="Table10.A2" office:value-type="string">
            <text:p text:style-name="N_5f_Normal"><text:span text:style-name="Code_20_in_20_Text">@ManagedResource</text:span></text:p>
          </table:table-cell>
          <table:table-cell table:style-name="Table10.C2" office:value-type="string">
            <text:p text:style-name="N_5f_Normal">Class</text:p>
          </table:table-cell>
        </table:table-row>
        <table:table-row table:style-name="Table10.1">
          <table:table-cell table:style-name="Table10.A2" office:value-type="string">
            <text:p text:style-name="N_5f_Normal">Mark a method as a JMX operation</text:p>
          </table:table-cell>
          <table:table-cell table:style-name="Table10.A2" office:value-type="string">
            <text:p text:style-name="N_5f_Normal"><text:span text:style-name="Code_20_in_20_Text">@ManagedOperation</text:span></text:p>
          </table:table-cell>
          <table:table-cell table:style-name="Table10.C2" office:value-type="string">
            <text:p text:style-name="N_5f_Normal">Method</text:p>
          </table:table-cell>
        </table:table-row>
        <table:table-row table:style-name="Table10.1">
          <table:table-cell table:style-name="Table10.A2" office:value-type="string">
            <text:p text:style-name="N_5f_Normal">Mark a getter or a setter as one half of a JMX attribute</text:p>
          </table:table-cell>
          <table:table-cell table:style-name="Table10.A2" office:value-type="string">
            <text:p text:style-name="N_5f_Normal"><text:span text:style-name="Code_20_in_20_Text">@ManagedAttribute</text:span></text:p>
          </table:table-cell>
          <table:table-cell table:style-name="Table10.C2" office:value-type="string">
            <text:p text:style-name="N_5f_Normal">Method</text:p>
          </table:table-cell>
        </table:table-row>
        <table:table-row table:style-name="Table10.1">
          <table:table-cell table:style-name="Table10.A2" office:value-type="string">
            <text:p text:style-name="N_5f_Normal">Describe the parameters of a managed operation</text:p>
          </table:table-cell>
          <table:table-cell table:style-name="Table10.A2" office:value-type="string">
            <text:p text:style-name="N_5f_Normal"><text:span text:style-name="Code_20_in_20_Text">@ManagedOperationParameter</text:span></text:p>
            <text:p text:style-name="N_5f_Normal"><text:span text:style-name="Code_20_in_20_Text">@ManagedOperationParameters</text:span></text:p>
          </table:table-cell>
          <table:table-cell table:style-name="Table10.C2" office:value-type="string">
            <text:p text:style-name="N_5f_Normal">Method</text:p>
          </table:table-cell>
        </table:table-row>
      </table:table>
      <text:p text:style-name="Table">Table <text:sequence text:ref-name="refTable9" text:name="Table" text:formula="ooow:Table+1" style:num-format="1">1</text:sequence>.: Celtix JMX Annotations</text:p>
      <text:p text:style-name="N_5f_Normal"><text:sequence-ref text:reference-format="category-and-value" text:ref-name="refTable10">Table 2</text:sequence-ref> lists the metadata that can be provided along with the Celtix JMX annotation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Parameter</text:p>
            </table:table-cell>
            <table:table-cell table:style-name="Table11.A1" office:value-type="string">
              <text:p text:style-name="P4">Description</text:p>
            </table:table-cell>
            <table:table-cell table:style-name="Table11.C1" office:value-type="string">
              <text:p text:style-name="P4">Annotation</text:p>
            </table:table-cell>
          </table:table-row>
        </table:table-header-rows>
        <table:table-row table:style-name="Table11.1">
          <table:table-cell table:style-name="Table11.A2" office:value-type="string">
            <text:p text:style-name="N_5f_Normal"><text:span text:style-name="Code_20_in_20_Text">componentName</text:span></text:p>
          </table:table-cell>
          <table:table-cell table:style-name="Table11.A2" office:value-type="string">
            <text:p text:style-name="N_5f_Normal">Specifies the name of the managed respurce.</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description</text:span></text:p>
          </table:table-cell>
          <table:table-cell table:style-name="Table11.A2" office:value-type="string">
            <text:p text:style-name="N_5f_Normal">Specifies a user-friendly description of the resource, attribute, or operation.</text:p>
          </table:table-cell>
          <table:table-cell table:style-name="Table11.C2" office:value-type="string">
            <text:p text:style-name="N_5f_Normal"><text:span text:style-name="Code_20_in_20_Text">ManagedResource</text:span></text:p>
            <text:p text:style-name="N_5f_Normal"><text:span text:style-name="Code_20_in_20_Text">ManagedAttribute</text:span></text:p>
            <text:p text:style-name="N_5f_Normal"><text:span text:style-name="Code_20_in_20_Text">ManagedOperation</text:span></text:p>
            <text:p text:style-name="N_5f_Normal"><text:span text:style-name="Code_20_in_20_Text">ManagedOperationParameter</text:span></text:p>
          </table:table-cell>
        </table:table-row>
        <table:table-row table:style-name="Table11.1">
          <table:table-cell table:style-name="Table11.A2" office:value-type="string">
            <text:p text:style-name="N_5f_Normal"><text:span text:style-name="Code_20_in_20_Text">currencyTimeLimit</text:span></text:p>
          </table:table-cell>
          <table:table-cell table:style-name="Table11.A2" office:value-type="string">
            <text:p text:style-name="N_5f_Normal">Specifies the value of the <text:span text:style-name="Code_20_in_20_Text">currencyTimeLimt</text:span> descriptor field.</text:p>
          </table:table-cell>
          <table:table-cell table:style-name="Table11.C2" office:value-type="string">
            <text:p text:style-name="N_5f_Normal"><text:span text:style-name="Code_20_in_20_Text">ManagedResource</text:span></text:p>
            <text:p text:style-name="N_5f_Normal"><text:span text:style-name="Code_20_in_20_Text">ManagedAttribute</text:span></text:p>
          </table:table-cell>
        </table:table-row>
        <table:table-row table:style-name="Table11.1">
          <table:table-cell table:style-name="Table11.A2" office:value-type="string">
            <text:p text:style-name="N_5f_Normal"><text:span text:style-name="Code_20_in_20_Text">defaultValue</text:span></text:p>
          </table:table-cell>
          <table:table-cell table:style-name="Table11.A2" office:value-type="string">
            <text:p text:style-name="N_5f_Normal">Specifies the value of the <text:span text:style-name="Code_20_in_20_Text">defaultValue</text:span> descriptor field.</text:p>
          </table:table-cell>
          <table:table-cell table:style-name="Table11.C2" office:value-type="string">
            <text:p text:style-name="N_5f_Normal"><text:span text:style-name="Code_20_in_20_Text">ManagedAttribute</text:span></text:p>
          </table:table-cell>
        </table:table-row>
        <table:table-row table:style-name="Table11.1">
          <table:table-cell table:style-name="Table11.A2" office:value-type="string">
            <text:p text:style-name="N_5f_Normal"><text:span text:style-name="Code_20_in_20_Text">log</text:span></text:p>
          </table:table-cell>
          <table:table-cell table:style-name="Table11.A2" office:value-type="string">
            <text:p text:style-name="N_5f_Normal">Specifies the value of the <text:span text:style-name="Code_20_in_20_Text">log</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logFile</text:span></text:p>
          </table:table-cell>
          <table:table-cell table:style-name="Table11.A2" office:value-type="string">
            <text:p text:style-name="N_5f_Normal">Specifies the value of the <text:span text:style-name="Code_20_in_20_Text">logFile</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persistPolicy</text:span></text:p>
          </table:table-cell>
          <table:table-cell table:style-name="Table11.A2" office:value-type="string">
            <text:p text:style-name="N_5f_Normal">Specifies the value of the <text:span text:style-name="Code_20_in_20_Text">persistPolicy</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persistPeriod</text:span></text:p>
          </table:table-cell>
          <table:table-cell table:style-name="Table11.A2" office:value-type="string">
            <text:p text:style-name="N_5f_Normal">Specifies the value of the <text:span text:style-name="Code_20_in_20_Text">persistPeriod</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persistLocation</text:span></text:p>
          </table:table-cell>
          <table:table-cell table:style-name="Table11.A2" office:value-type="string">
            <text:p text:style-name="N_5f_Normal">Specifies the value of the <text:span text:style-name="Code_20_in_20_Text">persistLocation</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persistName</text:span></text:p>
          </table:table-cell>
          <table:table-cell table:style-name="Table11.A2" office:value-type="string">
            <text:p text:style-name="N_5f_Normal">Specifies the value of the <text:span text:style-name="Code_20_in_20_Text">persistName</text:span> descriptor field.</text:p>
          </table:table-cell>
          <table:table-cell table:style-name="Table11.C2" office:value-type="string">
            <text:p text:style-name="N_5f_Normal"><text:span text:style-name="Code_20_in_20_Text">ManagedResource</text:span></text:p>
          </table:table-cell>
        </table:table-row>
        <table:table-row table:style-name="Table11.1">
          <table:table-cell table:style-name="Table11.A2" office:value-type="string">
            <text:p text:style-name="N_5f_Normal"><text:span text:style-name="Code_20_in_20_Text">name</text:span></text:p>
          </table:table-cell>
          <table:table-cell table:style-name="Table11.A2" office:value-type="string">
            <text:p text:style-name="N_5f_Normal">Specifies the display name of an operation parameter.</text:p>
          </table:table-cell>
          <table:table-cell table:style-name="Table11.C2" office:value-type="string">
            <text:p text:style-name="N_5f_Normal"><text:span text:style-name="Code_20_in_20_Text">ManagedOperationParameter</text:span></text:p>
          </table:table-cell>
        </table:table-row>
        <table:table-row table:style-name="Table11.1">
          <table:table-cell table:style-name="Table11.A2" office:value-type="string">
            <text:p text:style-name="N_5f_Normal"><text:span text:style-name="Code_20_in_20_Text">index</text:span></text:p>
          </table:table-cell>
          <table:table-cell table:style-name="Table11.A2" office:value-type="string">
            <text:p text:style-name="N_5f_Normal">Specifies the index of an operation parameter.</text:p>
          </table:table-cell>
          <table:table-cell table:style-name="Table11.C2" office:value-type="string">
            <text:p text:style-name="N_5f_Normal"><text:span text:style-name="Code_20_in_20_Text">ManagedOperationParameter</text:span></text:p>
          </table:table-cell>
        </table:table-row>
      </table:table>
      <text:p text:style-name="Table">Table <text:sequence text:ref-name="refTable10" text:name="Table" text:formula="ooow:Table+1" style:num-format="1">2</text:sequence>.: Celtix JMX Annotations Metadata</text:p>
      <text:p text:style-name="N_5f_Normal">When you are implementing your custom instrumentation class, you should annotate the class with the <text:span text:style-name="Code_20_in_20_Text">ManagedResource</text:span> attribute. Any management operation you wish to expose within the instrumentation class should be annotated with the <text:span text:style-name="Code_20_in_20_Text">ManagedOperation</text:span> attribute. For attributes you wish to expose, you will should annotate their getter and setter methods with the <text:span text:style-name="Code_20_in_20_Text">ManagedAttribute</text:span> attribute. If you want to make an attribute read-only or write-only, you can omit the annotation from either its setter method or its getter method.</text:p>
      <text:p text:style-name="N_5f_Normal"><draw:frame draw:style-name="fr1" draw:name="Frame5" text:anchor-type="paragraph" svg:width="6.75in" draw:z-index="4"><draw:text-box fo:min-height="0.3299in"><text:p text:style-name="C_5f_Code">import org.objectweb.celtix.bus.management.jmx.export.ManagedAttribute;</text:p><text:p text:style-name="C_5f_Code">import org.objectweb.celtix.bus.management.jmx.export.ManagedOperation;</text:p><text:p text:style-name="C_5f_Code">import org.objectweb.celtix.bus.management.jmx.export.ManagedResource;</text:p><text:p text:style-name="C_5f_Code"/><text:p text:style-name="C_5f_Code">@ManagedResource(componentName="GreeterInstrumentation",</text:p><text:p text:style-name="C_5f_Code"><text:s text:c="17"/>description="Celtix instrumentation demo.",</text:p><text:p text:style-name="C_5f_Code"><text:s text:c="17"/>currencyTimeLimit=15, persistPolicy="OnUpdate")</text:p><text:p text:style-name="C_5f_Code">public class GreeterInstrumentation implements Instrumentation {</text:p><text:p text:style-name="C_5f_Code"/><text:p text:style-name="C_5f_Code"><text:s text:c="2"/>private GreeterImpl greeter;</text:p><text:p text:style-name="C_5f_Code"/><text:p text:style-name="C_5f_Code"><text:s text:c="2"/>public GreeterInstrumentation(GreeterImpl gi) {</text:p><text:p text:style-name="C_5f_Code"><text:s text:c="4"/>greeter = gi;</text:p><text:p text:style-name="C_5f_Code"><text:s text:c="2"/>}</text:p><text:p text:style-name="C_5f_Code"/><text:p text:style-name="C_5f_Code"><text:s text:c="2"/>// set up the management component type name</text:p><text:p text:style-name="C_5f_Code"><text:s text:c="2"/>public String getInstrumentationName() {</text:p><text:p text:style-name="C_5f_Code"><text:s text:c="4"/>return "GreeterInstrumentation";</text:p><text:p text:style-name="C_5f_Code"><text:s text:c="2"/>}</text:p><text:p text:style-name="C_5f_Code"/><text:p text:style-name="C_5f_Code"><text:s text:c="2"/>// set up the management component reference</text:p><text:p text:style-name="C_5f_Code"><text:s text:c="2"/>public Object getComponent() {</text:p><text:p text:style-name="C_5f_Code"><text:s text:c="4"/>return thins;</text:p><text:p text:style-name="C_5f_Code"><text:s text:c="2"/>}</text:p><text:p text:style-name="C_5f_Code"/><text:p text:style-name="C_5f_Code"><text:s text:c="2"/>// set up the unique name for the ObjectName</text:p><text:p text:style-name="C_5f_Code"><text:s text:c="2"/>public String getUniqueInstrumentationName() {</text:p><text:p text:style-name="C_5f_Code"><text:s text:c="4"/>return ",name=Demo.Management";</text:p><text:p text:style-name="C_5f_Code"><text:s text:c="2"/>}</text:p><text:p text:style-name="C_5f_Code"/><text:p text:style-name="C_5f_Code"><text:s text:c="2"/>// The attributes being exposed through JMX</text:p><text:p text:style-name="C_5f_Code"><text:s text:c="2"/>@ManagedAttribute(description="Get the GreetMe call counter")</text:p><text:p text:style-name="C_5f_Code"><text:s text:c="2"/>public Integer getGreetMeCounter() {</text:p><text:p text:style-name="C_5f_Code"><text:s text:c="4"/>return greeter.requestCounters[0];</text:p><text:p text:style-name="C_5f_Code"><text:s text:c="2"/>}</text:p><text:p text:style-name="C_5f_Code"/><text:p text:style-name="C_5f_Code"><text:s text:c="2"/>@ManagedAttribute(description="Get the Ping me call counter")</text:p><text:p text:style-name="C_5f_Code"><text:s text:c="2"/>public Integer getPingMeCounter() {</text:p><text:p text:style-name="C_5f_Code"><text:s text:c="4"/>return greeter.requestCounters[3];</text:p><text:p text:style-name="C_5f_Code"><text:s text:c="2"/>}</text:p><text:p text:style-name="C_5f_Code"/><text:p text:style-name="C_5f_Code"><text:s text:c="2"/>@ManagedAttribute(description="Set the Ping me call counter");\</text:p><text:p text:style-name="C_5f_Code"><text:s text:c="2"/>public void setPingMeCounter(Integer value) {</text:p><text:p text:style-name="C_5f_Code"><text:s text:c="4"/>greeter.requestCounters[3] = value;</text:p><text:p text:style-name="C_5f_Code"><text:s text:c="2"/>}</text:p><text:p text:style-name="C_5f_Code"/><text:p text:style-name="C_5f_Code"><text:s text:c="2"/>// The operations being exposed through JXM</text:p><text:p text:style-name="C_5f_Code"><text:s text:c="2"/>@ManagedOperation(description="Set the SayHi reutrn name.",</text:p><text:p text:style-name="C_5f_Code"><text:s text:c="20"/>currencyTimeLimit=-1)</text:p><text:p text:style-name="C_5f_Code"><text:s text:c="2"/>public void setSayHiReturnName(String name) {</text:p><text:p text:style-name="C_5f_Code"><text:s text:c="4"/>greeter.returnName = name;</text:p><text:p text:style-name="C_5f_Code"><text:s text:c="2"/>}</text:p><text:p text:style-name="C_5f_Code">}</text:p><text:p text:style-name="Caption">Example <text:sequence text:ref-name="refExample4" text:name="Example" text:formula="ooow:Example+1" style:num-format="1">5</text:sequence>: A Celtix Instrumentation Class</text:p></draw:text-box></draw:frame><text:sequence-ref text:reference-format="category-and-value" text:ref-name="refExample4">Example 5</text:sequence-ref> shows a Celtix instrumentation class.</text:p>
      <text:p text:style-name="BL_5f_BlockLabel"><text:bookmark text:name="Instrument Active"/>Activating your custom instrumentation</text:p>
      <text:p text:style-name="N_5f_Normal">To make your custom instrumentation available to management consoles you must create an instance of your instrumentation class and register it with the bus. The handles the creation of the ModelMBean to represent your instrumentation. It also handles the registration of the MBean with the MBean server.</text:p>
      <text:p text:style-name="N_5f_Normal">To activate your custom instrumentation do the following:</text:p>
      <text:list text:style-name="Numbering_20_1">
        <text:list-item text:start-value="1">
          <text:p text:style-name="LNF_5f_ListNumberFirst">Create an instance of your instrumentation class.</text:p>
        </text:list-item>
        <text:list-item>
          <text:p text:style-name="LN_5f_ListNumber">Get the current bus instance.</text:p>
        </text:list-item>
        <text:list-item>
          <text:p text:style-name="LN_5f_ListNumber">Get the <text:span text:style-name="Code_20_in_20_Text">InstrumentationManager</text:span> from the bus.</text:p>
        </text:list-item>
        <text:list-item>
          <text:p text:style-name="LN_5f_ListNumber">Register your instrumentation instance with the <text:span text:style-name="Code_20_in_20_Text">InstrumentationManager</text:span>.</text:p>
        </text:list-item>
      </text:list>
      <text:p text:style-name="N_5f_Normal"><draw:frame draw:style-name="fr1" draw:name="Frame6" text:anchor-type="paragraph" svg:width="6.75in" draw:z-index="5"><draw:text-box fo:min-height="0.3299in"><text:p text:style-name="C_5f_Code">import org.objectweb.celtix.bus.management.Instrumentation;</text:p><text:p text:style-name="C_5f_Code">import org.objectweb.celtix.bus.management.InstrumentationManager;</text:p><text:p text:style-name="C_5f_Code"/><text:p text:style-name="C_5f_Code">...</text:p><text:p text:style-name="C_5f_Code">Instrumentation in = new GreeterInstrumentation(this);</text:p><text:p text:style-name="C_5f_Code">Bus bus = Bus.getCurrent();</text:p><text:p text:style-name="C_5f_Code">InstrumentationManager im = bus.getInstrumentationManager();</text:p><text:p text:style-name="C_5f_Code">im.register(in);</text:p><text:p text:style-name="Caption">Example <text:sequence text:ref-name="refExample5" text:name="Example" text:formula="ooow:Example+1" style:num-format="1">6</text:sequence>: Activating Custom Celtix Instrumentation</text:p></draw:text-box></draw:frame><text:sequence-ref text:reference-format="category-and-value" text:ref-name="refExample5">Example 6</text:sequence-ref> shows code for activating your custom instrumentation.</text:p>
      <text:p text:style-name="BL_5f_BlockLabel"><text:bookmark text:name="Instrument Deactive"/>Deactivating your custom instrumentation</text:p>
      <text:p text:style-name="N_5f_Normal">Unlike MBeans created using the JMX APIs, Celtix instrumentation classes must be cleaned up. You must explicitly tell the bus to remove the ModelMBean created for your instrumentation using the <text:span text:style-name="Code_20_in_20_Text">InstrumentationManager.unregister()</text:span> method. This method removes the MBean from the Celtix MBean server, destroys the associated ModelMBean, and frees up any resources used by it.</text:p>
      <text:p text:style-name="N_5f_Normal"><draw:frame draw:style-name="fr1" draw:name="Frame7" text:anchor-type="paragraph" svg:width="6.75in" draw:z-index="6"><draw:text-box fo:min-height="0.3299in"><text:p text:style-name="C_5f_Code">import org.objectweb.celtix.bus.management.InstrumentationManager;</text:p><text:p text:style-name="C_5f_Code"/><text:p text:style-name="C_5f_Code">...</text:p><text:p text:style-name="C_5f_Code">Bus bus = Bus.getCurrent();</text:p><text:p text:style-name="C_5f_Code">InstrumentationManager im = bus.getInstrumentationManager();</text:p><text:p text:style-name="C_5f_Code">im.unregister(in);</text:p><text:p text:style-name="Caption">Example <text:sequence text:ref-name="refExample6" text:name="Example" text:formula="ooow:Example+1" style:num-format="1">7</text:sequence>: Deactivating Custom Celtix Instrumentation</text:p></draw:text-box></draw:frame><text:sequence-ref text:reference-format="category-and-value" text:ref-name="refExample6">Example 7</text:sequence-ref> shows code for deactivating your custom instrumentation.</text:p>
      <text:h text:style-name="S_5f_Section" text:outline-level="1">Configuring Celtix Management Features</text:h>
      <text:p text:style-name="N_5f_Normal">The Celtix management configuration is specified using the <text:span text:style-name="Code_20_in_20_Text">org.objectweb.celtix.bus.instrumentation.instrumentation_config.spring.InstrumentationConfigBean</text:span> class. This class consists of two properties:</text:p>
      <text:list text:style-name="List_20_1">
        <text:list-item text:start-value="1">
          <text:p text:style-name="LB_5f_ListBullet"><text:a xlink:type="simple" xlink:href="#Config Listener"><text:span text:style-name="Code_20_in_20_Text">im:instrumentationControl</text:span></text:a> configures the instrumentation event listener that collects the JMX provided data.</text:p>
        </text:list-item>
        <text:list-item>
          <text:p text:style-name="LB_5f_ListBullet"><text:a xlink:type="simple" xlink:href="#Config MBean"><text:span text:style-name="Code_20_in_20_Text">im:MBServer</text:span></text:a> configures the JMXConnectorServer that runs the Celtix MBean server.</text:p>
        </text:list-item>
      </text:list>
      <text:p text:style-name="N_5f_Normal">In order to use the management configuration you are must specify the namespace under which the Celtix management configuration properties are defined. You do this by adding the line shown below to the <text:span text:style-name="Code_20_in_20_Text">beans</text:span> element of your configuration file.</text:p>
      <text:p text:style-name="C_5f_Code">xmlns:im="http://celtix.objectweb.org/bus/instrumentation"</text:p>
      <text:p text:style-name="BL_5f_BlockLabel"><text:bookmark text:name="Config Listener"/>Configuring the instrumentation event listeners</text:p>
      <text:p text:style-name="N_5f_Normal"><text:sequence-ref text:reference-format="category-and-value" text:ref-name="refTable11">Table 1</text:sequence-ref> lists the values for the <text:span text:style-name="Code_20_in_20_Text">im:instrumentationControl</text:span> property.</text:p>
      <table:table table:name="Table12" table:style-name="Table12">
        <table:table-column table:style-name="Table12.A"/>
        <table:table-column table:style-name="Table12.B"/>
        <table:table-header-rows>
          <table:table-row table:style-name="Table12.1">
            <table:table-cell table:style-name="Table12.A1" office:value-type="string">
              <text:p text:style-name="P4">Value</text:p>
            </table:table-cell>
            <table:table-cell table:style-name="Table12.B1" office:value-type="string">
              <text:p text:style-name="P4">Description</text:p>
            </table:table-cell>
          </table:table-row>
        </table:table-header-rows>
        <table:table-row table:style-name="Table12.1">
          <table:table-cell table:style-name="Table12.A2" office:value-type="string">
            <text:p text:style-name="N_5f_Normal"><text:span text:style-name="Code_20_in_20_Text">InstrumentationEnable</text:span></text:p>
          </table:table-cell>
          <table:table-cell table:style-name="Table12.B2" office:value-type="string">
            <text:p text:style-name="N_5f_Normal">Specifies if the Celtix runtime's instrumentation created and removed events are enabled or disabled.</text:p>
          </table:table-cell>
        </table:table-row>
        <table:table-row table:style-name="Table12.1">
          <table:table-cell table:style-name="Table12.A2" office:value-type="string">
            <text:p text:style-name="N_5f_Normal"><text:span text:style-name="Code_20_in_20_Text">JMXEnable</text:span></text:p>
          </table:table-cell>
          <table:table-cell table:style-name="Table12.B2" office:value-type="string">
            <text:p text:style-name="N_5f_Normal">Specifies if the Celtix JMX MBean register and unregister events are enabled or disabled.</text:p>
          </table:table-cell>
        </table:table-row>
      </table:table>
      <text:p text:style-name="Table">Table <text:sequence text:ref-name="refTable11" text:name="Table" text:formula="ooow:Table+1" style:num-format="1">1</text:sequence>.: instrumentationControl Values</text:p>
      <text:p text:style-name="BL_5f_BlockLabel"><text:bookmark text:name="Config MBean"/>Configuring the MBean server</text:p>
      <text:p text:style-name="N_5f_Normal"><text:sequence-ref text:reference-format="category-and-value" text:ref-name="refTable12">Table 2</text:sequence-ref> lists the values for the <text:span text:style-name="Code_20_in_20_Text">im:</text:span><text:span text:style-name="Code_20_in_20_Text"><text:span text:style-name="Code_20_in_20_Text">M</text:span></text:span><text:span text:style-name="Code_20_in_20_Text">BServer</text:span> property.</text:p>
      <table:table table:name="Table13" table:style-name="Table13">
        <table:table-column table:style-name="Table13.A"/>
        <table:table-column table:style-name="Table13.B"/>
        <table:table-header-rows>
          <table:table-row>
            <table:table-cell table:style-name="Table13.A1" office:value-type="string">
              <text:p text:style-name="P4">Value</text:p>
            </table:table-cell>
            <table:table-cell table:style-name="Table13.B1" office:value-type="string">
              <text:p text:style-name="P4">Description</text:p>
            </table:table-cell>
          </table:table-row>
        </table:table-header-rows>
        <table:table-row>
          <table:table-cell table:style-name="Table13.A2" office:value-type="string">
            <text:p text:style-name="N_5f_Normal"><text:span text:style-name="Code_20_in_20_Text">JMXConnector</text:span></text:p>
          </table:table-cell>
          <table:table-cell table:style-name="Table13.B2" office:value-type="string">
            <text:p text:style-name="N_5f_Normal">Specifies how to set up the JMXConnectorServer which provides the remote connection to a JMXServer. This value has three sub-values:</text:p>
            <text:list text:style-name="List_20_1">
              <text:list-item text:start-value="1">
                <text:p text:style-name="LB_5f_ListBullet"><text:span text:style-name="Code_20_in_20_Text">Threaded</text:span> specifies specifies if the JMXConnectorServer can run in a new thread. The default value is <text:span text:style-name="Code_20_in_20_Text">false</text:span>.</text:p>
              </text:list-item>
              <text:list-item>
                <text:p text:style-name="LB_5f_ListBullet"><text:span text:style-name="Code_20_in_20_Text">Daemon</text:span> specifies if the thread created for the JMXConnectorServer runs in Daemon mode. The default value is <text:span text:style-name="Code_20_in_20_Text">true</text:span>.</text:p>
              </text:list-item>
            </text:list>
            <text:p text:style-name="NT_5f_Note"><text:span text:style-name="Strong_20_Emphasis"><text:user-field-get text:name="Note">Note: </text:user-field-get></text:span>This is only applicable if <text:span text:style-name="Code_20_in_20_Text">Threaded</text:span> is set to <text:span text:style-name="Code_20_in_20_Text">true</text:span>.</text:p>
            <text:list text:style-name="List_20_1">
              <text:list-item text:start-value="1">
                <text:p text:style-name="LB_5f_ListBullet"><text:span text:style-name="Code_20_in_20_Text">JMXServiceURL</text:span> specifies the JMXServiceURL used for remote access through the JMX Remote API. For more information see the <text:a xlink:type="simple" xlink:href="http://java.sun.com/j2se/1.5.0/docs/api/javax/management/remote/rmi/package-summary.html">JMX </text:a><text:a xlink:type="simple" xlink:href="http://java.sun.com/j2se/1.5.0/docs/api/javax/management/remote/rmi/package-summary.html"><text:span text:style-name="Code_20_Emphasis">remote.rmi</text:span></text:a><text:a xlink:type="simple" xlink:href="http://java.sun.com/j2se/1.5.0/docs/api/javax/management/remote/rmi/package-summary.html"> package documentation</text:a>.</text:p>
              </text:list-item>
            </text:list>
          </table:table-cell>
        </table:table-row>
      </table:table>
      <text:p text:style-name="Table">Table <text:sequence text:ref-name="refTable12" text:name="Table" text:formula="ooow:Table+1" style:num-format="1">2</text:sequence>.: MBServer Values</text:p>
      <text:p text:style-name="Table"><draw:frame draw:style-name="fr1" draw:name="Frame8" text:anchor-type="paragraph" svg:width="6.75in" draw:z-index="7"><draw:text-box fo:min-height="0.3299in"><text:p text:style-name="C_5f_Code">&lt;bean id="celtix.Instrumentation"</text:p><text:p text:style-name="C_5f_Code"><text:s text:c="6"/>class="org.objectweb.celtix.bus.instrumentation.instrumentation_config.spring.InstrumentationConfigBean"&gt;</text:p><text:p text:style-name="C_5f_Code"><text:s text:c="2"/>&lt;property name="instrumentationControl"&gt;</text:p><text:p text:style-name="C_5f_Code"><text:s text:c="4"/>&lt;value&gt;</text:p><text:p text:style-name="C_5f_Code"><text:s text:c="6"/>&lt;im:instrumentationControl&gt;</text:p><text:p text:style-name="C_5f_Code"><text:s text:c="8"/>&lt;im:InstrumentationEnabled&gt;true&lt;/im:InstrumentationEnabled&gt;</text:p><text:p text:style-name="C_5f_Code"><text:s text:c="8"/>&lt;im:JMXEnabled&gt;true&lt;/im:JMXEnabled&gt;</text:p><text:p text:style-name="C_5f_Code"><text:s text:c="6"/>&lt;/im:intrumentationControl&gt;</text:p><text:p text:style-name="C_5f_Code"><text:s text:c="4"/>&lt;/value&gt;</text:p><text:p text:style-name="C_5f_Code"><text:s text:c="2"/>&lt;/property&gt;</text:p><text:p text:style-name="C_5f_Code"/><text:p text:style-name="C_5f_Code"><text:s text:c="2"/>&lt;property name="MBServer"&gt;</text:p><text:p text:style-name="C_5f_Code"><text:s text:c="4"/>&lt;value&gt;</text:p><text:p text:style-name="C_5f_Code"><text:s text:c="6"/>&lt;im:MBServer&gt;</text:p><text:p text:style-name="C_5f_Code"><text:s text:c="8"/>&lt;im:JMXConnector&gt;</text:p><text:p text:style-name="C_5f_Code"><text:s text:c="10"/>&lt;im:Threaded&gt;true&lt;/im:Threaded&gt;</text:p><text:p text:style-name="C_5f_Code"><text:s text:c="10"/>&lt;im:Daemon&gt;false&lt;/im:Daemon&gt;</text:p><text:p text:style-name="C_5f_Code"><text:s text:c="10"/>&lt;im:JMXServiceURL&gt;service:jmx:rmi://jndi/rmi://localhost:1099/jmxrmi/server&lt;/im:JMXServiceURL&gt;</text:p><text:p text:style-name="C_5f_Code"><text:s text:c="8"/>&lt;/im:JMXConnector&gt;</text:p><text:p text:style-name="C_5f_Code"><text:s text:c="6"/>&lt;/im:MBServer&gt;</text:p><text:p text:style-name="C_5f_Code"><text:s text:c="4"/>&lt;/value&gt;</text:p><text:p text:style-name="C_5f_Code"><text:s text:c="2"/>&lt;/property&gt;</text:p><text:p text:style-name="C_5f_Code">&lt;/bean&gt;</text:p><text:p text:style-name="Caption">Example <text:sequence text:ref-name="refExample7" text:name="Example" text:formula="ooow:Example+1" style:num-format="1">8</text:sequence>: Celtix Management Configuration</text:p></draw:text-box></draw:frame><text:span text:style-name="T1"><text:sequence-ref text:reference-format="category-and-value" text:ref-name="refExample7">Example 8</text:sequence-ref></text:span> <text:span text:style-name="T1">shows the management configuration for a Celtix-enabled application.</text:span></text:p>
      <text:p text:style-name="N_5f_Normal">For more information on configuring Celtix see the <text:a xlink:type="simple" xlink:href="http://celtix.objectweb.org/docs/user_guides/configuration/configuration.html">Celtix Configuration Guide</text:a>.</text:p>
      <text:h text:style-name="S_5f_Section" text:outline-level="1">Accessing Celtix MBeans from a Management Console</text:h>
      <text:p text:style-name="N_5f_Normal">Celtix runtime MBeans can be accessed remotely using JMXRemote. This means that any management console that supports JMXRemote can be used to monitor and manage Celtix-enabled applications.</text:p>
      <text:p text:style-name="N_5f_Normal">As a starting point, JDK 1.5 provides a lightweight JMX console called jconsole. To view the management information for a deployed Celtix-enabled application using jconsole do the following:</text:p>
      <text:list text:style-name="Numbering_20_1">
        <text:list-item text:start-value="1">
          <text:p text:style-name="LNF_5f_ListNumberFirst">Launch the jconsole application using the command <text:span text:style-name="Code_20_Emphasis">JDK_HOME/</text:span><text:span text:style-name="Code_20_in_20_Text">bin/jconsole</text:span>.</text:p>
        </text:list-item>
        <text:list-item>
          <text:p text:style-name="LN_5f_ListNumber">Select the <text:span text:style-name="GUI">Advanced</text:span> tab.</text:p>
        </text:list-item>
        <text:list-item>
          <text:p text:style-name="LN_5f_ListNumber">Enter the URL of your Celtix MBean server in the <text:span text:style-name="GUI">JMXServiceURL</text:span> field.</text:p>
        </text:list-item>
      </text:list>
      <text:p text:style-name="LC_5f_ListContinue">The URL of your Celtix MBean server will either be the default Celtix JMXServiceURL or the value specified by the <text:span text:style-name="Code_20_in_20_Text">JMXServiceURL</text:span> property in your application configu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25in" fo:margin-right="0in" fo:text-indent="0in" style:auto-text-indent="false"/>
    </style:style>
    <style:style style:name="LCI_5f_ListContinueIndent" style:display-name="LCI_ListContinueIndent" style:family="paragraph" style:parent-style-name="LC_5f_ListContinue" style:master-page-name="">
      <style:paragraph-properties fo:margin-left="0.4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master-page-name="">
      <style:paragraph-properties fo:margin-top="0.1701in" fo:margin-bottom="0.0201in"/>
      <style:text-properties fo:color="#cc6633" style:font-name="Arial2" fo:font-size="12pt"/>
    </style:style>
    <style:style style:name="NT_5f_Note" style:display-name="NT_Note" style:family="paragraph" style:next-style-name="N_5f_Normal" style:master-page-name="">
      <style:paragraph-properties fo:margin-left="0.2in" fo:margin-right="0.2in" fo:margin-top="0in" fo:margin-bottom="0.0598in" fo:keep-together="always" fo:text-indent="0in" style:auto-text-indent="false" fo:background-color="#e6e6e6" fo:padding="0.0201in" fo:border="0.0008in solid #000000" style:shadow="none" text:number-lines="true" text:line-number="0">
        <style:tab-stops/>
        <style:background-image/>
      </style:paragraph-properties>
      <style:text-properties fo:font-size="10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1972in" text:min-label-width="0.25in"/>
      </text:list-level-style-number>
      <text:list-level-style-number text:level="3" text:style-name="Numbering_20_Symbols" style:num-suffix="." style:num-format="1">
        <style:list-level-properties text:space-before="0.3937in" text:min-label-width="0.25in"/>
      </text:list-level-style-number>
      <text:list-level-style-number text:level="4" text:style-name="Numbering_20_Symbols" style:num-suffix="." style:num-format="1">
        <style:list-level-properties text:space-before="0.5909in" text:min-label-width="0.25in"/>
      </text:list-level-style-number>
      <text:list-level-style-number text:level="5" text:style-name="Numbering_20_Symbols" style:num-suffix="." style:num-format="1">
        <style:list-level-properties text:space-before="0.7874in" text:min-label-width="0.25in"/>
      </text:list-level-style-number>
      <text:list-level-style-number text:level="6" text:style-name="Numbering_20_Symbols" style:num-suffix="." style:num-format="1">
        <style:list-level-properties text:space-before="0.9846in" text:min-label-width="0.25in"/>
      </text:list-level-style-number>
      <text:list-level-style-number text:level="7" text:style-name="Numbering_20_Symbols" style:num-suffix="." style:num-format="1">
        <style:list-level-properties text:space-before="1.1811in" text:min-label-width="0.25in"/>
      </text:list-level-style-number>
      <text:list-level-style-number text:level="8" text:style-name="Numbering_20_Symbols" style:num-suffix="." style:num-format="1">
        <style:list-level-properties text:space-before="1.3783in" text:min-label-width="0.25in"/>
      </text:list-level-style-number>
      <text:list-level-style-number text:level="9" text:style-name="Numbering_20_Symbols" style:num-suffix="." style:num-format="1">
        <style:list-level-properties text:space-before="1.5752in" text:min-label-width="0.25in"/>
      </text:list-level-style-number>
      <text:list-level-style-number text:level="10" text:style-name="Numbering_20_Symbols" style:num-suffix="." style:num-format="1">
        <style:list-level-properties text:space-before="1.772in" text:min-label-width="0.25in"/>
      </text:list-level-style-number>
    </text:list-style>
    <text:list-style style:name="Numbering_20_2" style:display-name="Numbering 2">
      <text:list-level-style-number text:level="1" style:num-suffix="." style:num-format="i">
        <style:list-level-properties text:min-label-width="0.25in"/>
      </text:list-level-style-number>
      <text:list-level-style-number text:level="2" style:num-suffix="." style:num-format="i" text:start-value="2">
        <style:list-level-properties text:space-before="0.1965in" text:min-label-width="0.25in"/>
      </text:list-level-style-number>
      <text:list-level-style-number text:level="3" style:num-suffix="." style:num-format="i" text:start-value="3">
        <style:list-level-properties text:space-before="0.3929in" text:min-label-width="0.25in"/>
      </text:list-level-style-number>
      <text:list-level-style-number text:level="4" style:num-suffix="." style:num-format="i" text:start-value="4">
        <style:list-level-properties text:space-before="0.7866in" text:min-label-width="0.25in"/>
      </text:list-level-style-number>
      <text:list-level-style-number text:level="5" style:num-suffix="." style:num-format="i" text:start-value="5">
        <style:list-level-properties text:space-before="1.2791in" text:min-label-width="0.25in"/>
      </text:list-level-style-number>
      <text:list-level-style-number text:level="6" style:num-suffix="." style:num-format="i" text:start-value="6">
        <style:list-level-properties text:space-before="1.8693in" text:min-label-width="0.25in"/>
      </text:list-level-style-number>
      <text:list-level-style-number text:level="7" style:num-suffix="." style:num-format="i" text:start-value="7">
        <style:list-level-properties text:space-before="2.5783in" text:min-label-width="0.25in"/>
      </text:list-level-style-number>
      <text:list-level-style-number text:level="8" style:num-suffix="." style:num-format="i" text:start-value="8">
        <style:list-level-properties text:space-before="3.4839in" text:min-label-width="0.25in"/>
      </text:list-level-style-number>
      <text:list-level-style-number text:level="9" style:num-suffix="." style:num-format="i" text:start-value="9">
        <style:list-level-properties text:space-before="4.5075in" text:min-label-width="0.25in"/>
      </text:list-level-style-number>
      <text:list-level-style-number text:level="10" style:num-suffix="." style:num-format="i" text:start-value="10">
        <style:list-level-properties text:space-before="5.6102in" text:min-label-width="0.25in"/>
      </text:list-level-style-number>
    </text:list-style>
    <text:list-style style:name="Numbering_20_3" style:display-name="Numbering 3">
      <text:list-level-style-number text:level="1" text:style-name="Numbering_20_Symbols" style:num-format="1">
        <style:list-level-properties text:min-label-width="0.25in"/>
      </text:list-level-style-number>
      <text:list-level-style-number text:level="2" text:style-name="Numbering_20_Symbols" style:num-format="1" text:start-value="2">
        <style:list-level-properties text:space-before="1.1811in" text:min-label-width="0.25in"/>
      </text:list-level-style-number>
      <text:list-level-style-number text:level="3" text:style-name="Numbering_20_Symbols" style:num-format="1" text:start-value="3">
        <style:list-level-properties text:space-before="2.3626in" text:min-label-width="0.25in"/>
      </text:list-level-style-number>
      <text:list-level-style-number text:level="4" text:style-name="Numbering_20_Symbols" style:num-format="1" text:start-value="4">
        <style:list-level-properties text:space-before="3.5437in" text:min-label-width="0.25in"/>
      </text:list-level-style-number>
      <text:list-level-style-number text:level="5" text:style-name="Numbering_20_Symbols" style:num-format="1" text:start-value="5">
        <style:list-level-properties text:space-before="4.7252in" text:min-label-width="0.25in"/>
      </text:list-level-style-number>
      <text:list-level-style-number text:level="6" text:style-name="Numbering_20_Symbols" style:num-format="1" text:start-value="6">
        <style:list-level-properties text:space-before="5.9063in" text:min-label-width="0.25in"/>
      </text:list-level-style-number>
      <text:list-level-style-number text:level="7" text:style-name="Numbering_20_Symbols" style:num-format="1" text:start-value="7">
        <style:list-level-properties text:space-before="7.0874in" text:min-label-width="0.25in"/>
      </text:list-level-style-number>
      <text:list-level-style-number text:level="8" text:style-name="Numbering_20_Symbols" style:num-format="1" text:start-value="8">
        <style:list-level-properties text:space-before="8.2689in" text:min-label-width="0.25in"/>
      </text:list-level-style-number>
      <text:list-level-style-number text:level="9" text:style-name="Numbering_20_Symbols" style:num-format="1" text:start-value="9">
        <style:list-level-properties text:space-before="9.45in" text:min-label-width="0.25in"/>
      </text:list-level-style-number>
      <text:list-level-style-number text:level="10" text:style-name="Numbering_20_Symbols" style:num-format="1" text:start-value="10">
        <style:list-level-properties text:space-before="10.6311in" text:min-label-width="0.25in"/>
      </text:list-level-style-number>
    </text:list-style>
    <text:list-style style:name="Numbering_20_4" style:display-name="Numbering 4">
      <text:list-level-style-number text:level="1" text:style-name="Numbering_20_Symbols" style:num-suffix="." style:num-format="I">
        <style:list-level-properties text:min-label-width="0.25in"/>
      </text:list-level-style-number>
      <text:list-level-style-number text:level="2" text:style-name="Numbering_20_Symbols" style:num-suffix="." style:num-format="I" text:start-value="2">
        <style:list-level-properties text:space-before="0.1972in" text:min-label-width="0.25in"/>
      </text:list-level-style-number>
      <text:list-level-style-number text:level="3" text:style-name="Numbering_20_Symbols" style:num-suffix="." style:num-format="I" text:start-value="3">
        <style:list-level-properties text:space-before="0.3937in" text:min-label-width="0.25in"/>
      </text:list-level-style-number>
      <text:list-level-style-number text:level="4" text:style-name="Numbering_20_Symbols" style:num-suffix="." style:num-format="I" text:start-value="4">
        <style:list-level-properties text:space-before="0.5909in" text:min-label-width="0.25in"/>
      </text:list-level-style-number>
      <text:list-level-style-number text:level="5" text:style-name="Numbering_20_Symbols" style:num-suffix="." style:num-format="I" text:start-value="5">
        <style:list-level-properties text:space-before="0.7874in" text:min-label-width="0.25in"/>
      </text:list-level-style-number>
      <text:list-level-style-number text:level="6" text:style-name="Numbering_20_Symbols" style:num-suffix="." style:num-format="I" text:start-value="6">
        <style:list-level-properties text:space-before="0.9846in" text:min-label-width="0.25in"/>
      </text:list-level-style-number>
      <text:list-level-style-number text:level="7" text:style-name="Numbering_20_Symbols" style:num-suffix="." style:num-format="I" text:start-value="7">
        <style:list-level-properties text:space-before="1.1811in" text:min-label-width="0.25in"/>
      </text:list-level-style-number>
      <text:list-level-style-number text:level="8" text:style-name="Numbering_20_Symbols" style:num-suffix="." style:num-format="I" text:start-value="8">
        <style:list-level-properties text:space-before="1.3783in" text:min-label-width="0.25in"/>
      </text:list-level-style-number>
      <text:list-level-style-number text:level="9" text:style-name="Numbering_20_Symbols" style:num-suffix="." style:num-format="I" text:start-value="9">
        <style:list-level-properties text:space-before="1.5752in" text:min-label-width="0.25in"/>
      </text:list-level-style-number>
      <text:list-level-style-number text:level="10" text:style-name="Numbering_20_Symbols" style:num-suffix="." style:num-format="I" text:start-value="10">
        <style:list-level-properties text:space-before="1.772in" text:min-label-width="0.25in"/>
      </text:list-level-style-number>
    </text:list-style>
    <text:list-style style:name="Numbering_20_5" style:display-name="Numbering 5">
      <text:list-level-style-number text:level="1" text:style-name="Numbering_20_Symbols" style:num-suffix="." style:num-format="1">
        <style:list-level-properties text:min-label-width="0.25in"/>
      </text:list-level-style-number>
      <text:list-level-style-number text:level="2" text:style-name="Numbering_20_Symbols" style:num-suffix="." style:num-format="1" text:start-value="2" text:display-levels="2">
        <style:list-level-properties text:space-before="0.1772in" text:min-label-width="0.25in"/>
      </text:list-level-style-number>
      <text:list-level-style-number text:level="3" text:style-name="Numbering_20_Symbols" style:num-suffix=")" style:num-format="a" text:start-value="3">
        <style:list-level-properties text:space-before="0.4335in" text:min-label-width="0.25in"/>
      </text:list-level-style-number>
      <text:list-level-style-bullet text:level="4" text:style-name="Numbering_20_Symbols" text:bullet-char="•">
        <style:list-level-properties text:space-before="0.6319in" text:min-label-width="0.25in"/>
        <style:text-properties style:font-name="StarSymbol"/>
      </text:list-level-style-bullet>
      <text:list-level-style-bullet text:level="5" text:style-name="Numbering_20_Symbols" text:bullet-char="•">
        <style:list-level-properties text:space-before="0.7874in" text:min-label-width="0.25in"/>
        <style:text-properties style:font-name="StarSymbol"/>
      </text:list-level-style-bullet>
      <text:list-level-style-bullet text:level="6" text:style-name="Numbering_20_Symbols" text:bullet-char="•">
        <style:list-level-properties text:space-before="0.9429in" text:min-label-width="0.25in"/>
        <style:text-properties style:font-name="StarSymbol"/>
      </text:list-level-style-bullet>
      <text:list-level-style-bullet text:level="7" text:style-name="Numbering_20_Symbols" text:bullet-char="•">
        <style:list-level-properties text:space-before="1.0984in" text:min-label-width="0.25in"/>
        <style:text-properties style:font-name="StarSymbol"/>
      </text:list-level-style-bullet>
      <text:list-level-style-bullet text:level="8" text:style-name="Numbering_20_Symbols" text:bullet-char="•">
        <style:list-level-properties text:space-before="1.2543in" text:min-label-width="0.25in"/>
        <style:text-properties style:font-name="StarSymbol"/>
      </text:list-level-style-bullet>
      <text:list-level-style-bullet text:level="9" text:style-name="Numbering_20_Symbols" text:bullet-char="•">
        <style:list-level-properties text:space-before="1.4098in" text:min-label-width="0.25in"/>
        <style:text-properties style:font-name="StarSymbol"/>
      </text:list-level-style-bullet>
      <text:list-level-style-bullet text:level="10" text:style-name="Numbering_20_Symbols" text:bullet-char="•">
        <style:list-level-properties text:space-before="1.5654in" text:min-label-width="0.25in"/>
        <style:text-properties style:font-name="StarSymbol"/>
      </text:list-level-style-bullet>
    </text:list-style>
    <text:list-style style:name="List_20_1" style:display-name="List 1">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2" style:display-name="List 2">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181in" text:min-label-width="0.25in"/>
        <style:text-properties style:font-name="StarSymbol"/>
      </text:list-level-style-bullet>
      <text:list-level-style-bullet text:level="3" text:style-name="Numbering_20_Symbols" text:bullet-char="–">
        <style:list-level-properties text:space-before="0.2362in" text:min-label-width="0.25in"/>
        <style:text-properties style:font-name="StarSymbol"/>
      </text:list-level-style-bullet>
      <text:list-level-style-bullet text:level="4" text:style-name="Numbering_20_Symbols" text:bullet-char="–">
        <style:list-level-properties text:space-before="0.3543in" text:min-label-width="0.25in"/>
        <style:text-properties style:font-name="StarSymbol"/>
      </text:list-level-style-bullet>
      <text:list-level-style-bullet text:level="5" text:style-name="Numbering_20_Symbols" text:bullet-char="–">
        <style:list-level-properties text:space-before="0.472in" text:min-label-width="0.25in"/>
        <style:text-properties style:font-name="StarSymbol"/>
      </text:list-level-style-bullet>
      <text:list-level-style-bullet text:level="6" text:style-name="Numbering_20_Symbols" text:bullet-char="–">
        <style:list-level-properties text:space-before="0.5902in" text:min-label-width="0.25in"/>
        <style:text-properties style:font-name="StarSymbol"/>
      </text:list-level-style-bullet>
      <text:list-level-style-bullet text:level="7" text:style-name="Numbering_20_Symbols" text:bullet-char="–">
        <style:list-level-properties text:space-before="0.7091in" text:min-label-width="0.25in"/>
        <style:text-properties style:font-name="StarSymbol"/>
      </text:list-level-style-bullet>
      <text:list-level-style-bullet text:level="8" text:style-name="Numbering_20_Symbols" text:bullet-char="–">
        <style:list-level-properties text:space-before="0.8272in" text:min-label-width="0.25in"/>
        <style:text-properties style:font-name="StarSymbol"/>
      </text:list-level-style-bullet>
      <text:list-level-style-bullet text:level="9" text:style-name="Numbering_20_Symbols" text:bullet-char="–">
        <style:list-level-properties text:space-before="0.9453in" text:min-label-width="0.25in"/>
        <style:text-properties style:font-name="StarSymbol"/>
      </text:list-level-style-bullet>
      <text:list-level-style-bullet text:level="10" text:style-name="Numbering_20_Symbols" text:bullet-char="–">
        <style:list-level-properties text:space-before="1.0634in" text:min-label-width="0.25in"/>
        <style:text-properties style:font-name="StarSymbol"/>
      </text:list-level-style-bullet>
    </text:list-style>
    <text:list-style style:name="List_20_3" style:display-name="List 3">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55in" text:min-label-width="0.25in"/>
        <style:text-properties style:font-name="StarSymbol"/>
      </text:list-level-style-bullet>
      <text:list-level-style-bullet text:level="3" text:style-name="Numbering_20_Symbols" text:bullet-char="☑">
        <style:list-level-properties text:min-label-width="0.25in"/>
        <style:text-properties style:font-name="StarSymbol"/>
      </text:list-level-style-bullet>
      <text:list-level-style-bullet text:level="4" text:style-name="Numbering_20_Symbols" text:bullet-char="□">
        <style:list-level-properties text:space-before="0.1555in" text:min-label-width="0.25in"/>
        <style:text-properties style:font-name="StarSymbol"/>
      </text:list-level-style-bullet>
      <text:list-level-style-bullet text:level="5" text:style-name="Numbering_20_Symbols" text:bullet-char="☑">
        <style:list-level-properties text:min-label-width="0.25in"/>
        <style:text-properties style:font-name="StarSymbol"/>
      </text:list-level-style-bullet>
      <text:list-level-style-bullet text:level="6" text:style-name="Numbering_20_Symbols" text:bullet-char="□">
        <style:list-level-properties text:space-before="0.1555in" text:min-label-width="0.25in"/>
        <style:text-properties style:font-name="StarSymbol"/>
      </text:list-level-style-bullet>
      <text:list-level-style-bullet text:level="7" text:style-name="Numbering_20_Symbols" text:bullet-char="☑">
        <style:list-level-properties text:min-label-width="0.25in"/>
        <style:text-properties style:font-name="StarSymbol"/>
      </text:list-level-style-bullet>
      <text:list-level-style-bullet text:level="8" text:style-name="Numbering_20_Symbols" text:bullet-char="□">
        <style:list-level-properties text:space-before="0.1555in" text:min-label-width="0.25in"/>
        <style:text-properties style:font-name="StarSymbol"/>
      </text:list-level-style-bullet>
      <text:list-level-style-bullet text:level="9" text:style-name="Numbering_20_Symbols" text:bullet-char="☑">
        <style:list-level-properties text:min-label-width="0.25in"/>
        <style:text-properties style:font-name="StarSymbol"/>
      </text:list-level-style-bullet>
      <text:list-level-style-bullet text:level="10" text:style-name="Numbering_20_Symbols" text:bullet-char="□">
        <style:list-level-properties text:space-before="0.1555in" text:min-label-width="0.25in"/>
        <style:text-properties style:font-name="StarSymbol"/>
      </text:list-level-style-bullet>
    </text:list-style>
    <text:list-style style:name="List_20_4" style:display-name="List 4">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5" style:display-name="List 5">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Instrumented Celtix Components</text:chapter>:<text:chapter text:display="name" text:outline-level="2">Instrumented Celtix Components</text:chapter></text:p>
      </style:header>
      <style:footer>
        <text:p text:style-name="Footer_20_left"><text:page-number style:num-format="1" text:select-page="current">2</text:page-number></text:p>
      </style:footer>
    </style:master-page>
    <style:master-page style:name="Right_20_Page" style:display-name="Right Page" style:page-layout-name="pm4" style:next-style-name="Left_20_Page">
      <style:header>
        <text:p text:style-name="Header_20_right"><text:chapter text:display="name" text:outline-level="1">Instrumented Celtix Components</text:chapter>:<text:chapter text:display="name" text:outline-level="2">CeltixBus</text:chapter></text:p>
      </style:header>
      <style:footer>
        <text:p text:style-name="Footer_20_right"><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1T13:31:51</meta:creation-date>
    <dc:creator>Eric Johnson</dc:creator>
    <dc:date>2006-05-03T20:00:54</dc:date>
    <dc:language>en-US</dc:language>
    <meta:editing-cycles>522</meta:editing-cycles>
    <meta:editing-duration>PT9H53M40S</meta:editing-duration>
    <meta:user-defined meta:name="Info 1"/>
    <meta:user-defined meta:name="Info 2"/>
    <meta:user-defined meta:name="Info 3"/>
    <meta:user-defined meta:name="Info 4"/>
    <meta:document-statistic meta:table-count="13" meta:image-count="0" meta:object-count="0" meta:page-count="14" meta:paragraph-count="525" meta:word-count="3047" meta:character-count="22940"/>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2(1) as new com.sun.star.beans.PropertyValue
args2(0).Name = "Template"
args2(0).Value = "LNF_ListNumberFirst"
args2(1).Name = "Family"
args2(1).Value = 2

dispatcher.executeDispatch(document, ".uno:StyleApply", "", 0, args2())

rem ----------------------------------------------------------------------
dim args4(0) as new com.sun.star.beans.PropertyValue
args4(0).Name = "NumRule"
args4(0).Value = "Numbering 1"

dispatcher.executeDispatch(document, ".uno:NumRule", "", 0, args4())

rem ----------------------------------------------------------------------
dim args3(0) as new com.sun.star.beans.PropertyValue
args3(0).Name = "NumberingStart"
args3(0).Value = true

dispatcher.executeDispatch(document, ".uno:NumberingStart", "", 0, args3())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Not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dispatcher.executeDispatch(document, ".uno:InsertPara", "", 0, Array())

rem ----------------------------------------------------------------------
dim args3(1) as new com.sun.star.beans.PropertyValue
args3(0).Name = "Template"
args3(0).Value = "NT_Note"
args3(1).Name = "Family"
args3(1).Value = 2

dispatcher.executeDispatch(document, ".uno:StyleApply", "", 0, args3())

rem ----------------------------------------------------------------------
dim args5(1) as new com.sun.star.beans.PropertyValue
args5(0).Name = "Template"
args5(0).Value = "Strong Emphasis"
args5(1).Name = "Family"
args5(1).Value = 1

dispatcher.executeDispatch(document, ".uno:StyleApply", "", 0, args5())

rem ----------------------------------------------------------------------
dim args4(5) as new com.sun.star.beans.PropertyValue
args4(0).Name = "Type"
args4(0).Value = 20
args4(1).Name = "SubType"
args4(1).Value = 1
args4(2).Name = "Name"
args4(2).Value = "Note"
args4(3).Name = "Content"
args4(3).Value = "Note: "
args4(4).Name = "Format"
args4(4).Value = -1
args4(5).Name = "Separator"
args4(5).Value = " "

dispatcher.executeDispatch(document, ".uno:InsertField", "", 0, args4())

rem ----------------------------------------------------------------------
dim args6(1) as new com.sun.star.beans.PropertyValue
args6(0).Name = "Template"
args6(0).Value = "Default"
args6(1).Name = "Family"
args6(1).Value = 1

dispatcher.executeDispatch(document, ".uno:StyleApply", "", 0, args6())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